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2.1043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8689in"/>
    </style:style>
    <style:style style:name="co6" style:family="table-column">
      <style:table-column-properties fo:break-before="auto" style:column-width="2.6193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9319in" svg:y="15.4185in">
            <draw:object draw:notify-on-update-of-ranges="Sheet1.B25:Sheet1.B31 Sheet1.C24:Sheet1.C24 Sheet1.C25:Sheet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1965in" svg:y="15.35in">
            <draw:object draw:notify-on-update-of-ranges="Sheet1.B34:Sheet1.B42 Sheet1.C33:Sheet1.C33 Sheet1.C34:Sheet1.C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.998in" svg:y="9.8693in">
            <draw:object draw:notify-on-update-of-ranges="Sheet1.B45:Sheet1.B51 Sheet1.C44:Sheet1.C44 Sheet1.C45:Sheet1.C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62" table:default-cell-style-name="Default"/>
        <table:table-row table:style-name="ro1">
          <table:table-cell table:style-name="Default"/>
          <table:table-cell table:style-name="ce1" office:value-type="string" calcext:value-type="string">
            <text:p>Average Fluorescence</text:p>
          </table:table-cell>
          <table:table-cell table:style-name="ce1" office:value-type="string" calcext:value-type="string">
            <text:p>Subtract No TM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Percent Standard Deviatio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econstructed Flu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Gpa</text:p>
          </table:table-cell>
          <table:table-cell office:value-type="float" office:value="51264" calcext:value-type="float">
            <text:p>51264</text:p>
          </table:table-cell>
          <table:table-cell office:value-type="float" office:value="26763" calcext:value-type="float">
            <text:p>26763</text:p>
          </table:table-cell>
          <table:table-cell office:value-type="float" office:value="100" calcext:value-type="float">
            <text:p>100</text:p>
          </table:table-cell>
          <table:table-cell office:value-type="float" office:value="4713.50007955871" calcext:value-type="float">
            <text:p>4713.50007955871</text:p>
          </table:table-cell>
          <table:table-cell office:value-type="float" office:value="9.19456164083707" calcext:value-type="float">
            <text:p>9.19456164083707</text:p>
          </table:table-cell>
          <table:table-cell table:number-columns-repeated="2"/>
          <table:table-cell office:value-type="float" office:value="99291.3868613138" calcext:value-type="float">
            <text:p>99291.3868613138</text:p>
          </table:table-cell>
          <table:table-cell office:value-type="float" office:value="99118.2276422764" calcext:value-type="float">
            <text:p>99118.2276422764</text:p>
          </table:table-cell>
          <table:table-cell office:value-type="float" office:value="96472.9794933655" calcext:value-type="float">
            <text:p>96472.979493365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G83I</text:p>
          </table:table-cell>
          <table:table-cell office:value-type="float" office:value="31076" calcext:value-type="float">
            <text:p>31076</text:p>
          </table:table-cell>
          <table:table-cell office:value-type="float" office:value="6575" calcext:value-type="float">
            <text:p>6575</text:p>
          </table:table-cell>
          <table:table-cell office:value-type="float" office:value="24.5674999065875" calcext:value-type="float">
            <text:p>24.5674999065875</text:p>
          </table:table-cell>
          <table:table-cell office:value-type="float" office:value="1675.04835751091" calcext:value-type="float">
            <text:p>1675.04835751091</text:p>
          </table:table-cell>
          <table:table-cell office:value-type="float" office:value="1.32422932059077" calcext:value-type="float">
            <text:p>1.32422932059077</text:p>
          </table:table-cell>
          <table:table-cell table:number-columns-repeated="2"/>
          <table:table-cell office:value-type="float" office:value="36959.5912408759" calcext:value-type="float">
            <text:p>36959.5912408759</text:p>
          </table:table-cell>
          <table:table-cell office:value-type="float" office:value="31231.7235772358" calcext:value-type="float">
            <text:p>31231.7235772358</text:p>
          </table:table-cell>
          <table:table-cell office:value-type="float" office:value="37419.252110977" calcext:value-type="float">
            <text:p>37419.25211097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NoTM</text:p>
          </table:table-cell>
          <table:table-cell office:value-type="float" office:value="24501" calcext:value-type="float">
            <text:p>24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.22735309543" calcext:value-type="float">
            <text:p>244.22735309543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2H1</text:p>
          </table:table-cell>
          <table:table-cell office:value-type="float" office:value="54704" calcext:value-type="float">
            <text:p>54704</text:p>
          </table:table-cell>
          <table:table-cell office:value-type="float" office:value="30203" calcext:value-type="float">
            <text:p>30203</text:p>
          </table:table-cell>
          <table:table-cell office:value-type="float" office:value="112.853566491051" calcext:value-type="float">
            <text:p>112.853566491051</text:p>
          </table:table-cell>
          <table:table-cell office:value-type="float" office:value="926.200302310467" calcext:value-type="float">
            <text:p>926.200302310467</text:p>
          </table:table-cell>
          <table:table-cell office:value-type="float" office:value="1.91073792411571" calcext:value-type="float">
            <text:p>1.91073792411571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2H7</text:p>
          </table:table-cell>
          <table:table-cell office:value-type="float" office:value="36197" calcext:value-type="float">
            <text:p>36197</text:p>
          </table:table-cell>
          <table:table-cell office:value-type="float" office:value="11696" calcext:value-type="float">
            <text:p>11696</text:p>
          </table:table-cell>
          <table:table-cell office:value-type="float" office:value="43.7021260695737" calcext:value-type="float">
            <text:p>43.7021260695737</text:p>
          </table:table-cell>
          <table:table-cell office:value-type="float" office:value="679.861015208256" calcext:value-type="float">
            <text:p>679.861015208256</text:p>
          </table:table-cell>
          <table:table-cell office:value-type="float" office:value="0.820824151073833" calcext:value-type="float">
            <text:p>0.820824151073833</text:p>
          </table:table-cell>
          <table:table-cell table:number-columns-repeated="2"/>
          <table:table-cell office:value-type="float" office:value="53111.4744525547" calcext:value-type="float">
            <text:p>53111.4744525547</text:p>
          </table:table-cell>
          <table:table-cell office:value-type="float" office:value="57617.0650406504" calcext:value-type="float">
            <text:p>57617.0650406504</text:p>
          </table:table-cell>
          <table:table-cell office:value-type="float" office:value="56076.2967430639" calcext:value-type="float">
            <text:p>56076.296743063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2H11</text:p>
          </table:table-cell>
          <table:table-cell office:value-type="float" office:value="55313" calcext:value-type="float">
            <text:p>55313</text:p>
          </table:table-cell>
          <table:table-cell office:value-type="float" office:value="30812" calcext:value-type="float">
            <text:p>30812</text:p>
          </table:table-cell>
          <table:table-cell office:value-type="float" office:value="115.129096140194" calcext:value-type="float">
            <text:p>115.129096140194</text:p>
          </table:table-cell>
          <table:table-cell office:value-type="float" office:value="2991.1701723573" calcext:value-type="float">
            <text:p>2991.1701723573</text:p>
          </table:table-cell>
          <table:table-cell office:value-type="float" office:value="6.22585501319767" calcext:value-type="float">
            <text:p>6.22585501319767</text:p>
          </table:table-cell>
          <table:table-cell table:number-columns-repeated="2"/>
          <table:table-cell office:value-type="float" office:value="95272.204379562" calcext:value-type="float">
            <text:p>95272.204379562</text:p>
          </table:table-cell>
          <table:table-cell office:value-type="float" office:value="94568.7723577236" calcext:value-type="float">
            <text:p>94568.7723577236</text:p>
          </table:table-cell>
          <table:table-cell office:value-type="float" office:value="100198.142340169" calcext:value-type="float">
            <text:p>100198.142340169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LLYGLLFALLGTLLSLLILI</text:p>
          </table:table-cell>
          <table:table-cell office:value-type="float" office:value="31898.3333333333" calcext:value-type="float">
            <text:p>31898.3333333333</text:p>
          </table:table-cell>
          <table:table-cell office:value-type="float" office:value="7397.33333333333" calcext:value-type="float">
            <text:p>7397.33333333333</text:p>
          </table:table-cell>
          <table:table-cell office:value-type="float" office:value="27.6401499582757" calcext:value-type="float">
            <text:p>27.6401499582757</text:p>
          </table:table-cell>
          <table:table-cell office:value-type="float" office:value="1739.00325857467" calcext:value-type="float">
            <text:p>1739.00325857467</text:p>
          </table:table-cell>
          <table:table-cell office:value-type="float" office:value="1.50685963252837" calcext:value-type="float">
            <text:p>1.50685963252837</text:p>
          </table:table-cell>
          <table:table-cell office:value-type="string" calcext:value-type="string">
            <text:p>G</text:p>
          </table:table-cell>
          <table:table-cell table:style-name="ce3" office:value-type="float" office:value="36915.6937009792" calcext:value-type="float">
            <text:p>36915.6937009792</text:p>
          </table:table-cell>
          <table:table-cell/>
          <table:table-cell table:style-name="ce3" office:value-type="float" office:value="36915.6937009792" calcext:value-type="float">
            <text:p>36915.693700979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LLYFLLGVLLGTLLSLLILI</text:p>
          </table:table-cell>
          <table:table-cell office:value-type="float" office:value="36233.3333333333" calcext:value-type="float">
            <text:p>36233.3333333333</text:p>
          </table:table-cell>
          <table:table-cell office:value-type="float" office:value="11732.3333333333" calcext:value-type="float">
            <text:p>11732.3333333333</text:p>
          </table:table-cell>
          <table:table-cell office:value-type="float" office:value="43.8378856381323" calcext:value-type="float">
            <text:p>43.8378856381323</text:p>
          </table:table-cell>
          <table:table-cell office:value-type="float" office:value="15203.3820360252" calcext:value-type="float">
            <text:p>15203.3820360252</text:p>
          </table:table-cell>
          <table:table-cell office:value-type="float" office:value="18.3942260259827" calcext:value-type="float">
            <text:p>18.3942260259827</text:p>
          </table:table-cell>
          <table:table-cell office:value-type="string" calcext:value-type="string">
            <text:p>G</text:p>
          </table:table-cell>
          <table:table-cell table:style-name="ce3" office:value-type="float" office:value="85791.8272014534" calcext:value-type="float">
            <text:p>85791.8272014534</text:p>
          </table:table-cell>
          <table:table-cell/>
          <table:table-cell table:style-name="ce3" office:value-type="float" office:value="85791.8272014534" calcext:value-type="float">
            <text:p>85791.827201453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LLYALLALLLGTLLSFLILI</text:p>
          </table:table-cell>
          <table:table-cell office:value-type="float" office:value="24843.3333333333" calcext:value-type="float">
            <text:p>24843.3333333333</text:p>
          </table:table-cell>
          <table:table-cell office:value-type="float" office:value="342.333333333332" calcext:value-type="float">
            <text:p>342.333333333332</text:p>
          </table:table-cell>
          <table:table-cell office:value-type="float" office:value="1.27912914596021" calcext:value-type="float">
            <text:p>1.27912914596021</text:p>
          </table:table-cell>
          <table:table-cell office:value-type="float" office:value="1009.85015390073" calcext:value-type="float">
            <text:p>1009.85015390073</text:p>
          </table:table-cell>
          <table:table-cell office:value-type="float" office:value="0.0519949858408762" calcext:value-type="float">
            <text:p>0.0519949858408762</text:p>
          </table:table-cell>
          <table:table-cell office:value-type="string" calcext:value-type="string">
            <text:p>G</text:p>
          </table:table-cell>
          <table:table-cell table:style-name="ce3" office:value-type="float" office:value="36838.5753767486" calcext:value-type="float">
            <text:p>36838.5753767486</text:p>
          </table:table-cell>
          <table:table-cell/>
          <table:table-cell table:style-name="ce3" office:value-type="float" office:value="36838.5753767486" calcext:value-type="float">
            <text:p>36838.5753767486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LLVGLLLALLGLLLGTLILI</text:p>
          </table:table-cell>
          <table:table-cell office:value-type="float" office:value="34655.6666666667" calcext:value-type="float">
            <text:p>34655.6666666667</text:p>
          </table:table-cell>
          <table:table-cell office:value-type="float" office:value="10154.6666666667" calcext:value-type="float">
            <text:p>10154.6666666667</text:p>
          </table:table-cell>
          <table:table-cell office:value-type="float" office:value="37.9429311611802" calcext:value-type="float">
            <text:p>37.9429311611802</text:p>
          </table:table-cell>
          <table:table-cell office:value-type="float" office:value="2152.75296616526" calcext:value-type="float">
            <text:p>2152.75296616526</text:p>
          </table:table-cell>
          <table:table-cell office:value-type="float" office:value="2.35695242535329" calcext:value-type="float">
            <text:p>2.35695242535329</text:p>
          </table:table-cell>
          <table:table-cell office:value-type="string" calcext:value-type="string">
            <text:p>G</text:p>
          </table:table-cell>
          <table:table-cell table:style-name="ce3" office:value-type="float" office:value="47399.3948115602" calcext:value-type="float">
            <text:p>47399.3948115602</text:p>
          </table:table-cell>
          <table:table-cell/>
          <table:table-cell table:style-name="ce3" office:value-type="float" office:value="47399.3948115602" calcext:value-type="float">
            <text:p>47399.394811560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LLLWALLFVLATLLSLLILI</text:p>
          </table:table-cell>
          <table:table-cell office:value-type="float" office:value="32897.3333333333" calcext:value-type="float">
            <text:p>32897.3333333333</text:p>
          </table:table-cell>
          <table:table-cell office:value-type="float" office:value="8396.33333333334" calcext:value-type="float">
            <text:p>8396.33333333334</text:p>
          </table:table-cell>
          <table:table-cell office:value-type="float" office:value="31.3729153433223" calcext:value-type="float">
            <text:p>31.3729153433223</text:p>
          </table:table-cell>
          <table:table-cell office:value-type="float" office:value="786.008481718444" calcext:value-type="float">
            <text:p>786.008481718444</text:p>
          </table:table-cell>
          <table:table-cell office:value-type="float" office:value="0.749585910390487" calcext:value-type="float">
            <text:p>0.749585910390487</text:p>
          </table:table-cell>
          <table:table-cell office:value-type="string" calcext:value-type="string">
            <text:p>L</text:p>
          </table:table-cell>
          <table:table-cell table:style-name="ce3" office:value-type="float" office:value="37659.5875736278" calcext:value-type="float">
            <text:p>37659.5875736278</text:p>
          </table:table-cell>
          <table:table-cell table:number-columns-repeated="2"/>
          <table:table-cell table:style-name="ce3" office:value-type="float" office:value="37659.5875736278" calcext:value-type="float">
            <text:p>37659.5875736278</text:p>
          </table:table-cell>
          <table:table-cell table:number-columns-repeated="5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345" calcext:value-type="float">
            <text:p>33345</text:p>
          </table:table-cell>
          <table:table-cell office:value-type="float" office:value="8844" calcext:value-type="float">
            <text:p>8844</text:p>
          </table:table-cell>
          <table:table-cell office:value-type="float" office:value="33.0456226880395" calcext:value-type="float">
            <text:p>33.0456226880395</text:p>
          </table:table-cell>
          <table:table-cell office:value-type="float" office:value="1747.05495048095" calcext:value-type="float">
            <text:p>1747.05495048095</text:p>
          </table:table-cell>
          <table:table-cell office:value-type="float" office:value="1.73136958191228" calcext:value-type="float">
            <text:p>1.73136958191228</text:p>
          </table:table-cell>
          <table:table-cell table:number-columns-repeated="4"/>
          <table:table-cell table:style-name="ce3"/>
          <table:table-cell table:number-columns-repeated="59"/>
        </table:table-row>
        <table:table-row table:style-name="ro2">
          <table:table-cell office:value-type="string" calcext:value-type="string">
            <text:p>LLLSVLLSLLLAFLLSILILI</text:p>
          </table:table-cell>
          <table:table-cell office:value-type="float" office:value="36477.3333333333" calcext:value-type="float">
            <text:p>36477.3333333333</text:p>
          </table:table-cell>
          <table:table-cell office:value-type="float" office:value="11976.3333333333" calcext:value-type="float">
            <text:p>11976.3333333333</text:p>
          </table:table-cell>
          <table:table-cell office:value-type="float" office:value="44.749592098544" calcext:value-type="float">
            <text:p>44.749592098544</text:p>
          </table:table-cell>
          <table:table-cell office:value-type="float" office:value="10590.305016067" calcext:value-type="float">
            <text:p>10590.305016067</text:p>
          </table:table-cell>
          <table:table-cell office:value-type="float" office:value="12.9919538069713" calcext:value-type="float">
            <text:p>12.99195380697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3"/>
          <table:table-cell table:number-columns-repeated="59"/>
        </table:table-row>
        <table:table-row table:style-name="ro2">
          <table:table-cell office:value-type="string" calcext:value-type="string">
            <text:p>LLLAVLLLTLLGGLLFALILI</text:p>
          </table:table-cell>
          <table:table-cell office:value-type="float" office:value="35220" calcext:value-type="float">
            <text:p>35220</text:p>
          </table:table-cell>
          <table:table-cell office:value-type="float" office:value="10719" calcext:value-type="float">
            <text:p>10719</text:p>
          </table:table-cell>
          <table:table-cell office:value-type="float" office:value="40.0515637260397" calcext:value-type="float">
            <text:p>40.0515637260397</text:p>
          </table:table-cell>
          <table:table-cell office:value-type="float" office:value="733.445976197293" calcext:value-type="float">
            <text:p>733.445976197293</text:p>
          </table:table-cell>
          <table:table-cell office:value-type="float" office:value="0.834061847111677" calcext:value-type="float">
            <text:p>0.834061847111677</text:p>
          </table:table-cell>
          <table:table-cell office:value-type="string" calcext:value-type="string">
            <text:p>G</text:p>
          </table:table-cell>
          <table:table-cell table:style-name="ce3" office:value-type="float" office:value="47734.5802221317" calcext:value-type="float">
            <text:p>47734.5802221317</text:p>
          </table:table-cell>
          <table:table-cell/>
          <table:table-cell table:style-name="ce3" office:value-type="float" office:value="47734.5802221317" calcext:value-type="float">
            <text:p>47734.580222131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LLYVLLGALLGILLTLLILI</text:p>
          </table:table-cell>
          <table:table-cell office:value-type="float" office:value="51062.3333333333" calcext:value-type="float">
            <text:p>51062.3333333333</text:p>
          </table:table-cell>
          <table:table-cell office:value-type="float" office:value="26561.3333333333" calcext:value-type="float">
            <text:p>26561.3333333333</text:p>
          </table:table-cell>
          <table:table-cell office:value-type="float" office:value="99.2464721194684" calcext:value-type="float">
            <text:p>99.2464721194684</text:p>
          </table:table-cell>
          <table:table-cell office:value-type="float" office:value="348.85718185718" calcext:value-type="float">
            <text:p>348.85718185718</text:p>
          </table:table-cell>
          <table:table-cell office:value-type="float" office:value="0.678050576867454" calcext:value-type="float">
            <text:p>0.678050576867454</text:p>
          </table:table-cell>
          <table:table-cell office:value-type="string" calcext:value-type="string">
            <text:p>G</text:p>
          </table:table-cell>
          <table:table-cell table:style-name="ce3" office:value-type="float" office:value="88200.3750312679" calcext:value-type="float">
            <text:p>88200.3750312679</text:p>
          </table:table-cell>
          <table:table-cell/>
          <table:table-cell table:style-name="ce3" office:value-type="float" office:value="88200.3750312679" calcext:value-type="float">
            <text:p>88200.3750312679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LLLFILLAVLLTLLLSLILI</text:p>
          </table:table-cell>
          <table:table-cell office:value-type="float" office:value="30780.3333333333" calcext:value-type="float">
            <text:p>30780.3333333333</text:p>
          </table:table-cell>
          <table:table-cell office:value-type="float" office:value="6279.33333333333" calcext:value-type="float">
            <text:p>6279.33333333333</text:p>
          </table:table-cell>
          <table:table-cell office:value-type="float" office:value="23.4627408486841" calcext:value-type="float">
            <text:p>23.4627408486841</text:p>
          </table:table-cell>
          <table:table-cell office:value-type="float" office:value="319.869244119114" calcext:value-type="float">
            <text:p>319.869244119114</text:p>
          </table:table-cell>
          <table:table-cell office:value-type="float" office:value="0.243824818235602" calcext:value-type="float">
            <text:p>0.243824818235602</text:p>
          </table:table-cell>
          <table:table-cell office:value-type="string" calcext:value-type="string">
            <text:p>L</text:p>
          </table:table-cell>
          <table:table-cell table:style-name="ce3" office:value-type="float" office:value="57496.0384847748" calcext:value-type="float">
            <text:p>57496.0384847748</text:p>
          </table:table-cell>
          <table:table-cell table:style-name="ce3"/>
          <table:table-cell/>
          <table:table-cell table:style-name="ce3" office:value-type="float" office:value="57496.0384847748" calcext:value-type="float">
            <text:p>57496.038484774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LLYSLLLILLAVLLTFLILI</text:p>
          </table:table-cell>
          <table:table-cell office:value-type="float" office:value="31418.6666666667" calcext:value-type="float">
            <text:p>31418.6666666667</text:p>
          </table:table-cell>
          <table:table-cell office:value-type="float" office:value="6917.66666666667" calcext:value-type="float">
            <text:p>6917.66666666667</text:p>
          </table:table-cell>
          <table:table-cell office:value-type="float" office:value="25.8478745531767" calcext:value-type="float">
            <text:p>25.8478745531767</text:p>
          </table:table-cell>
          <table:table-cell office:value-type="float" office:value="1478.69210227597" calcext:value-type="float">
            <text:p>1478.69210227597</text:p>
          </table:table-cell>
          <table:table-cell office:value-type="float" office:value="1.21650763757434" calcext:value-type="float">
            <text:p>1.21650763757434</text:p>
          </table:table-cell>
          <table:table-cell office:value-type="string" calcext:value-type="string">
            <text:p>R</text:p>
          </table:table-cell>
          <table:table-cell table:number-columns-repeated="2" table:style-name="ce3" office:value-type="float" office:value="35067.1176682678" calcext:value-type="float">
            <text:p>35067.1176682678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LLVALLIALLFTLLSLLILI</text:p>
          </table:table-cell>
          <table:table-cell office:value-type="float" office:value="35285.6666666667" calcext:value-type="float">
            <text:p>35285.6666666667</text:p>
          </table:table-cell>
          <table:table-cell office:value-type="float" office:value="10784.6666666667" calcext:value-type="float">
            <text:p>10784.6666666667</text:p>
          </table:table-cell>
          <table:table-cell office:value-type="float" office:value="40.2969273499483" calcext:value-type="float">
            <text:p>40.2969273499483</text:p>
          </table:table-cell>
          <table:table-cell office:value-type="float" office:value="1162.30346008834" calcext:value-type="float">
            <text:p>1162.30346008834</text:p>
          </table:table-cell>
          <table:table-cell office:value-type="float" office:value="1.32737347808195" calcext:value-type="float">
            <text:p>1.32737347808195</text:p>
          </table:table-cell>
          <table:table-cell office:value-type="string" calcext:value-type="string">
            <text:p>R</text:p>
          </table:table-cell>
          <table:table-cell table:number-columns-repeated="2" table:style-name="ce3" office:value-type="float" office:value="59962.2204833056" calcext:value-type="float">
            <text:p>59962.2204833056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LLYILLTALLVALLSLLILI</text:p>
          </table:table-cell>
          <table:table-cell office:value-type="float" office:value="31424" calcext:value-type="float">
            <text:p>31424</text:p>
          </table:table-cell>
          <table:table-cell office:value-type="float" office:value="6923" calcext:value-type="float">
            <text:p>6923</text:p>
          </table:table-cell>
          <table:table-cell office:value-type="float" office:value="25.8678025632403" calcext:value-type="float">
            <text:p>25.8678025632403</text:p>
          </table:table-cell>
          <table:table-cell office:value-type="float" office:value="2357.61659308718" calcext:value-type="float">
            <text:p>2357.61659308718</text:p>
          </table:table-cell>
          <table:table-cell office:value-type="float" office:value="1.94075740038819" calcext:value-type="float">
            <text:p>1.94075740038819</text:p>
          </table:table-cell>
          <table:table-cell office:value-type="string" calcext:value-type="string">
            <text:p>R</text:p>
          </table:table-cell>
          <table:table-cell table:number-columns-repeated="2" table:style-name="ce3" office:value-type="float" office:value="37896.5184766611" calcext:value-type="float">
            <text:p>37896.518476661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LLLLFLLATLLILLSVLILI</text:p>
          </table:table-cell>
          <table:table-cell office:value-type="float" office:value="26019" calcext:value-type="float">
            <text:p>26019</text:p>
          </table:table-cell>
          <table:table-cell office:value-type="float" office:value="1518" calcext:value-type="float">
            <text:p>1518</text:p>
          </table:table-cell>
          <table:table-cell office:value-type="float" office:value="5.67200986436498" calcext:value-type="float">
            <text:p>5.67200986436498</text:p>
          </table:table-cell>
          <table:table-cell office:value-type="float" office:value="1099.12556152607" calcext:value-type="float">
            <text:p>1099.12556152607</text:p>
          </table:table-cell>
          <table:table-cell office:value-type="float" office:value="0.239603790581943" calcext:value-type="float">
            <text:p>0.23960379058194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LLFSLLLLLVALLLTLLILI</text:p>
          </table:table-cell>
          <table:table-cell office:value-type="float" office:value="37505.3333333333" calcext:value-type="float">
            <text:p>37505.3333333333</text:p>
          </table:table-cell>
          <table:table-cell office:value-type="float" office:value="13004.3333333333" calcext:value-type="float">
            <text:p>13004.3333333333</text:p>
          </table:table-cell>
          <table:table-cell office:value-type="float" office:value="48.5907160383116" calcext:value-type="float">
            <text:p>48.5907160383116</text:p>
          </table:table-cell>
          <table:table-cell office:value-type="float" office:value="1197.89579402105" calcext:value-type="float">
            <text:p>1197.89579402105</text:p>
          </table:table-cell>
          <table:table-cell office:value-type="float" office:value="1.55195566063755" calcext:value-type="float">
            <text:p>1.55195566063755</text:p>
          </table:table-cell>
          <table:table-cell office:value-type="string" calcext:value-type="string">
            <text:p>L</text:p>
          </table:table-cell>
          <table:table-cell table:style-name="ce3" office:value-type="float" office:value="72697.9280901906" calcext:value-type="float">
            <text:p>72697.9280901906</text:p>
          </table:table-cell>
          <table:table-cell table:number-columns-repeated="2"/>
          <table:table-cell table:style-name="ce3" office:value-type="float" office:value="72697.9280901906" calcext:value-type="float">
            <text:p>72697.9280901906</text:p>
          </table:table-cell>
          <table:table-cell table:number-columns-repeated="59"/>
        </table:table-row>
        <table:table-row table:style-name="ro2">
          <table:table-cell table:style-name="Default"/>
          <table:table-cell table:number-columns-repeated="69"/>
        </table:table-row>
        <table:table-row table:style-name="ro2">
          <table:table-cell table:style-name="Default"/>
          <table:table-cell office:value-type="string" calcext:value-type="string">
            <text:p>TOXGREEN Fluor</text:p>
          </table:table-cell>
          <table:table-cell office:value-type="string" calcext:value-type="string">
            <text:p>Right Reconstructed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pa</text:p>
          </table:table-cell>
          <table:table-cell office:value-type="float" office:value="51264" calcext:value-type="float">
            <text:p>51264</text:p>
          </table:table-cell>
          <table:table-cell office:value-type="float" office:value="99291.3868613138" calcext:value-type="float">
            <text:p>99291.3868613138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83I</text:p>
          </table:table-cell>
          <table:table-cell office:value-type="float" office:value="31076" calcext:value-type="float">
            <text:p>31076</text:p>
          </table:table-cell>
          <table:table-cell office:value-type="float" office:value="36959.5912408759" calcext:value-type="float">
            <text:p>36959.5912408759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7</text:p>
          </table:table-cell>
          <table:table-cell office:value-type="float" office:value="36197" calcext:value-type="float">
            <text:p>36197</text:p>
          </table:table-cell>
          <table:table-cell office:value-type="float" office:value="53111.4744525547" calcext:value-type="float">
            <text:p>53111.4744525547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11</text:p>
          </table:table-cell>
          <table:table-cell office:value-type="float" office:value="55313" calcext:value-type="float">
            <text:p>55313</text:p>
          </table:table-cell>
          <table:table-cell office:value-type="float" office:value="95272.204379562" calcext:value-type="float">
            <text:p>95272.204379562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otamerValu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Sequenc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Dimerw/Baseline</text:p>
          </table:table-cell>
          <table:table-cell office:value-type="string" calcext:value-type="string">
            <text:p>HBONDDimer</text:p>
          </table:table-cell>
          <table:table-cell office:value-type="string" calcext:value-type="string">
            <text:p>HBONDDimerOptimize</text:p>
          </table:table-cell>
          <table:table-cell office:value-type="string" calcext:value-type="string">
            <text:p>HBONDDimerPreOptimize</text:p>
          </table:table-cell>
          <table:table-cell office:value-type="string" calcext:value-type="string">
            <text:p>HBONDMonomer</text:p>
          </table:table-cell>
          <table:table-cell office:value-type="string" calcext:value-type="string">
            <text:p>IMM1Dimer</text:p>
          </table:table-cell>
          <table:table-cell office:value-type="string" calcext:value-type="string">
            <text:p>IMM1DimerOptimize</text:p>
          </table:table-cell>
          <table:table-cell office:value-type="string" calcext:value-type="string">
            <text:p>IMM1DimerPreOptimize</text:p>
          </table:table-cell>
          <table:table-cell office:value-type="string" calcext:value-type="string">
            <text:p>IMM1Monomer</text:p>
          </table:table-cell>
          <table:table-cell office:value-type="string" calcext:value-type="string">
            <text:p>Monomer</text:p>
          </table:table-cell>
          <table:table-cell office:value-type="string" calcext:value-type="string">
            <text:p>MonomerSasa</text:p>
          </table:table-cell>
          <table:table-cell office:value-type="string" calcext:value-type="string">
            <text:p>OptimizeSasa</text:p>
          </table:table-cell>
          <table:table-cell office:value-type="string" calcext:value-type="string">
            <text:p>PreBBOptimizeSasa</text:p>
          </table:table-cell>
          <table:table-cell office:value-type="string" calcext:value-type="string">
            <text:p>SequenceEntropy</text:p>
          </table:table-cell>
          <table:table-cell office:value-type="string" calcext:value-type="string">
            <text:p>SequenceProbabil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PreOptimize</text:p>
          </table:table-cell>
          <table:table-cell office:value-type="string" calcext:value-type="string">
            <text:p>Totalw/Entropy</text:p>
          </table:table-cell>
          <table:table-cell office:value-type="string" calcext:value-type="string">
            <text:p>VDWDimer</text:p>
          </table:table-cell>
          <table:table-cell office:value-type="string" calcext:value-type="string">
            <text:p>VDWDimerOptimize</text:p>
          </table:table-cell>
          <table:table-cell office:value-type="string" calcext:value-type="string">
            <text:p>VDWDimerPreOptimize</text:p>
          </table:table-cell>
          <table:table-cell office:value-type="string" calcext:value-type="string">
            <text:p>VDWMonomer</text:p>
          </table:table-cell>
          <table:table-cell office:value-type="string" calcext:value-type="string">
            <text:p>acceptCycleNumber</text:p>
          </table:table-cell>
          <table:table-cell office:value-type="string" calcext:value-type="string">
            <text:p>acceptTemp</text:p>
          </table:table-cell>
          <table:table-cell office:value-type="string" calcext:value-type="string">
            <text:p>endAxialRotation</text:p>
          </table:table-cell>
          <table:table-cell office:value-type="string" calcext:value-type="string">
            <text:p>endAxialRotationPrime</text:p>
          </table:table-cell>
          <table:table-cell office:value-type="string" calcext:value-type="string">
            <text:p>endCrossingAngle</text:p>
          </table:table-cell>
          <table:table-cell office:value-type="string" calcext:value-type="string">
            <text:p>endXShift</text:p>
          </table:table-cell>
          <table:table-cell office:value-type="string" calcext:value-type="string">
            <text:p>endZShift</text:p>
          </table:table-cell>
          <table:table-cell office:value-type="string" calcext:value-type="string">
            <text:p>endZShiftPrime</text:p>
          </table:table-cell>
          <table:table-cell office:value-type="string" calcext:value-type="string">
            <text:p>firstRepackEnergy</text:p>
          </table:table-cell>
          <table:table-cell office:value-type="string" calcext:value-type="string">
            <text:p>preOptimizeAxialRotation</text:p>
          </table:table-cell>
          <table:table-cell office:value-type="string" calcext:value-type="string">
            <text:p>preOptimizeAxialRotationPrime</text:p>
          </table:table-cell>
          <table:table-cell office:value-type="string" calcext:value-type="string">
            <text:p>preOptimizeCrossingAngle</text:p>
          </table:table-cell>
          <table:table-cell office:value-type="string" calcext:value-type="string">
            <text:p>preOptimizeEnergy</text:p>
          </table:table-cell>
          <table:table-cell office:value-type="string" calcext:value-type="string">
            <text:p>preOptimizeXShift</text:p>
          </table:table-cell>
          <table:table-cell office:value-type="string" calcext:value-type="string">
            <text:p>preOptimizeZShift</text:p>
          </table:table-cell>
          <table:table-cell office:value-type="string" calcext:value-type="string">
            <text:p>preOptimizeZShiftPrime</text:p>
          </table:table-cell>
          <table:table-cell office:value-type="string" calcext:value-type="string">
            <text:p>preRepackTotal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startAxialRotation</text:p>
          </table:table-cell>
          <table:table-cell office:value-type="string" calcext:value-type="string">
            <text:p>startAxialRotationPrime</text:p>
          </table:table-cell>
          <table:table-cell office:value-type="string" calcext:value-type="string">
            <text:p>startCrossingAngle</text:p>
          </table:table-cell>
          <table:table-cell office:value-type="string" calcext:value-type="string">
            <text:p>startXShift</text:p>
          </table:table-cell>
          <table:table-cell office:value-type="string" calcext:value-type="string">
            <text:p>startZShift</text:p>
          </table:table-cell>
          <table:table-cell office:value-type="string" calcext:value-type="string">
            <text:p>startZShiftPrim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VDWRepackDiff</text:p>
          </table:table-cell>
          <table:table-cell office:value-type="string" calcext:value-type="string">
            <text:p>HBONDRepackDiff</text:p>
          </table:table-cell>
          <table:table-cell office:value-type="string" calcext:value-type="string">
            <text:p>IMM1RepackDiff</text:p>
          </table:table-cell>
          <table:table-cell office:value-type="string" calcext:value-type="string">
            <text:p>RepackChange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</table:table-row>
        <table:table-row table:style-name="ro2">
          <table:table-cell office:value-type="string" calcext:value-type="string">
            <text:p>LLLYSLLLILLAVLLTFLILI</text:p>
          </table:table-cell>
          <table:table-cell office:value-type="float" office:value="31418.6666666667" calcext:value-type="float">
            <text:p>31418.6666666667</text:p>
          </table:table-cell>
          <table:table-cell table:style-name="ce3" office:value-type="float" office:value="35067.1176682678" calcext:value-type="float">
            <text:p>35067.1176682678</text:p>
          </table:table-cell>
          <table:table-cell office:value-type="string" calcext:value-type="string">
            <text:p>ala</text:p>
          </table:table-cell>
          <table:table-cell office:value-type="float" office:value="1.33E+020" calcext:value-type="float">
            <text:p>1.33E+020</text:p>
          </table:table-cell>
          <table:table-cell office:value-type="float" office:value="1.1E+017" calcext:value-type="float">
            <text:p>1.1E+017</text:p>
          </table:table-cell>
          <table:table-cell office:value-type="string" calcext:value-type="string">
            <text:p>A--YS--LI--AV-LTF--AA</text:p>
          </table:table-cell>
          <table:table-cell office:value-type="float" office:value="1678500000" calcext:value-type="float">
            <text:p>1678500000</text:p>
          </table:table-cell>
          <table:table-cell office:value-type="float" office:value="0.98" calcext:value-type="float">
            <text:p>0.98</text:p>
          </table:table-cell>
          <table:table-cell office:value-type="float" office:value="230.1" calcext:value-type="float">
            <text:p>230.1</text:p>
          </table:table-cell>
          <table:table-cell office:value-type="float" office:value="-344.72" calcext:value-type="float">
            <text:p>-344.72</text:p>
          </table:table-cell>
          <table:table-cell office:value-type="float" office:value="-114.62" calcext:value-type="float">
            <text:p>-114.62</text:p>
          </table:table-cell>
          <table:table-cell office:value-type="float" office:value="-59.2039" calcext:value-type="float">
            <text:p>-59.2039</text:p>
          </table:table-cell>
          <table:table-cell office:value-type="float" office:value="-62.8726" calcext:value-type="float">
            <text:p>-62.8726</text:p>
          </table:table-cell>
          <table:table-cell office:value-type="float" office:value="-63.157" calcext:value-type="float">
            <text:p>-63.157</text:p>
          </table:table-cell>
          <table:table-cell office:value-type="float" office:value="-58.9623" calcext:value-type="float">
            <text:p>-58.9623</text:p>
          </table:table-cell>
          <table:table-cell office:value-type="float" office:value="-234.34" calcext:value-type="float">
            <text:p>-234.34</text:p>
          </table:table-cell>
          <table:table-cell office:value-type="float" office:value="-234.674" calcext:value-type="float">
            <text:p>-234.674</text:p>
          </table:table-cell>
          <table:table-cell office:value-type="float" office:value="-234.329" calcext:value-type="float">
            <text:p>-234.329</text:p>
          </table:table-cell>
          <table:table-cell office:value-type="float" office:value="-263.288" calcext:value-type="float">
            <text:p>-263.288</text:p>
          </table:table-cell>
          <table:table-cell office:value-type="float" office:value="-343.338" calcext:value-type="float">
            <text:p>-343.338</text:p>
          </table:table-cell>
          <table:table-cell office:value-type="float" office:value="4245.82" calcext:value-type="float">
            <text:p>4245.82</text:p>
          </table:table-cell>
          <table:table-cell office:value-type="float" office:value="3633.86" calcext:value-type="float">
            <text:p>3633.86</text:p>
          </table:table-cell>
          <table:table-cell office:value-type="float" office:value="3552.06" calcext:value-type="float">
            <text:p>3552.06</text:p>
          </table:table-cell>
          <table:table-cell office:value-type="float" office:value="45.9023" calcext:value-type="float">
            <text:p>45.9023</text:p>
          </table:table-cell>
          <table:table-cell office:value-type="float" office:value="0.000429125" calcext:value-type="float">
            <text:p>0.000429125</text:p>
          </table:table-cell>
          <table:table-cell office:value-type="float" office:value="-9.72298" calcext:value-type="float">
            <text:p>-9.72298</text:p>
          </table:table-cell>
          <table:table-cell office:value-type="float" office:value="-7.37411" calcext:value-type="float">
            <text:p>-7.37411</text:p>
          </table:table-cell>
          <table:table-cell office:value-type="float" office:value="-68.7177" calcext:value-type="float">
            <text:p>-68.7177</text:p>
          </table:table-cell>
          <table:table-cell office:value-type="float" office:value="-51.1758" calcext:value-type="float">
            <text:p>-51.1758</text:p>
          </table:table-cell>
          <table:table-cell office:value-type="float" office:value="-55.514" calcext:value-type="float">
            <text:p>-55.514</text:p>
          </table:table-cell>
          <table:table-cell office:value-type="float" office:value="-53.2255" calcext:value-type="float">
            <text:p>-53.2255</text:p>
          </table:table-cell>
          <table:table-cell office:value-type="float" office:value="-21.088" calcext:value-type="float">
            <text:p>-21.088</text:p>
          </table:table-cell>
          <table:table-cell office:value-type="float" office:value="480" calcext:value-type="float">
            <text:p>480</text:p>
          </table:table-cell>
          <table:table-cell office:value-type="float" office:value="32.7096" calcext:value-type="float">
            <text:p>32.7096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5185" calcext:value-type="float">
            <text:p>67.5185</text:p>
          </table:table-cell>
          <table:table-cell office:value-type="float" office:value="-31.8368" calcext:value-type="float">
            <text:p>-31.8368</text:p>
          </table:table-cell>
          <table:table-cell office:value-type="float" office:value="8.80878" calcext:value-type="float">
            <text:p>8.80878</text:p>
          </table:table-cell>
          <table:table-cell office:value-type="float" office:value="1.40707" calcext:value-type="float">
            <text:p>1.40707</text:p>
          </table:table-cell>
          <table:table-cell office:value-type="float" office:value="0.919848" calcext:value-type="float">
            <text:p>0.919848</text:p>
          </table:table-cell>
          <table:table-cell office:value-type="float" office:value="-3.4258" calcext:value-type="float">
            <text:p>-3.4258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739" calcext:value-type="float">
            <text:p>67.739</text:p>
          </table:table-cell>
          <table:table-cell office:value-type="float" office:value="-33.3143" calcext:value-type="float">
            <text:p>-33.3143</text:p>
          </table:table-cell>
          <table:table-cell office:value-type="float" office:value="-7.37411" calcext:value-type="float">
            <text:p>-7.37411</text:p>
          </table:table-cell>
          <table:table-cell office:value-type="float" office:value="8.61712" calcext:value-type="float">
            <text:p>8.61712</text:p>
          </table:table-cell>
          <table:table-cell office:value-type="float" office:value="1.43684" calcext:value-type="float">
            <text:p>1.43684</text:p>
          </table:table-cell>
          <table:table-cell office:value-type="float" office:value="0.952925" calcext:value-type="float">
            <text:p>0.952925</text:p>
          </table:table-cell>
          <table:table-cell office:value-type="float" office:value="-1.3821" calcext:value-type="float">
            <text:p>-1.3821</text:p>
          </table:table-cell>
          <table:table-cell office:value-type="float" office:value="4" calcext:value-type="float">
            <text:p>4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2215" calcext:value-type="float">
            <text:p>67.2215</text:p>
          </table:table-cell>
          <table:table-cell office:value-type="float" office:value="-35.9594" calcext:value-type="float">
            <text:p>-35.9594</text:p>
          </table:table-cell>
          <table:table-cell office:value-type="float" office:value="8.7535" calcext:value-type="float">
            <text:p>8.7535</text:p>
          </table:table-cell>
          <table:table-cell office:value-type="float" office:value="1.36698" calcext:value-type="float">
            <text:p>1.36698</text:p>
          </table:table-cell>
          <table:table-cell office:value-type="float" office:value="0.8753" calcext:value-type="float">
            <text:p>0.8753</text:p>
          </table:table-cell>
          <table:table-cell office:value-type="string" calcext:value-type="string">
            <text:p>design_3642</text:p>
          </table:table-cell>
          <table:table-cell office:value-type="float" office:value="-34.426" calcext:value-type="float">
            <text:p>-34.426</text:p>
          </table:table-cell>
          <table:table-cell office:value-type="float" office:value="-3.9103" calcext:value-type="float">
            <text:p>-3.9103</text:p>
          </table:table-cell>
          <table:table-cell office:value-type="float" office:value="28.614" calcext:value-type="float">
            <text:p>28.614</text:p>
          </table:table-cell>
          <table:table-cell office:value-type="float" office:value="-2.2885" calcext:value-type="float">
            <text:p>-2.2885</text:p>
          </table:table-cell>
          <table:table-cell office:value-type="float" office:value="0.2844" calcext:value-type="float">
            <text:p>0.2844</text:p>
          </table:table-cell>
          <table:table-cell office:value-type="float" office:value="-0.345" calcext:value-type="float">
            <text:p>-0.345</text:p>
          </table:table-cell>
          <table:table-cell office:value-type="float" office:value="-2.34887" calcext:value-type="float">
            <text:p>-2.34887</text:p>
          </table:table-cell>
          <table:table-cell office:value-type="float" office:value="-611.96" calcext:value-type="float">
            <text:p>-611.96</text:p>
          </table:table-cell>
          <table:table-cell office:value-type="float" office:value="0.297" calcext:value-type="float">
            <text:p>0.297</text:p>
          </table:table-cell>
          <table:table-cell office:value-type="float" office:value="0.05528" calcext:value-type="float">
            <text:p>0.05528</text:p>
          </table:table-cell>
          <table:table-cell office:value-type="float" office:value="4.1226" calcext:value-type="float">
            <text:p>4.1226</text:p>
          </table:table-cell>
          <table:table-cell office:value-type="float" office:value="0.044548" calcext:value-type="float">
            <text:p>0.044548</text:p>
          </table:table-cell>
        </table:table-row>
        <table:table-row table:style-name="ro2">
          <table:table-cell office:value-type="string" calcext:value-type="string">
            <text:p>LLLVALLIALLFTLLSLLILI</text:p>
          </table:table-cell>
          <table:table-cell office:value-type="float" office:value="35285.6666666667" calcext:value-type="float">
            <text:p>35285.6666666667</text:p>
          </table:table-cell>
          <table:table-cell table:style-name="ce3" office:value-type="float" office:value="59962.2204833056" calcext:value-type="float">
            <text:p>59962.2204833056</text:p>
          </table:table-cell>
          <table:table-cell office:value-type="string" calcext:value-type="string">
            <text:p>leu</text:p>
          </table:table-cell>
          <table:table-cell office:value-type="float" office:value="1.33002E+020" calcext:value-type="float">
            <text:p>1.33002E+020</text:p>
          </table:table-cell>
          <table:table-cell office:value-type="float" office:value="1.10011E+017" calcext:value-type="float">
            <text:p>1.10011E+017</text:p>
          </table:table-cell>
          <table:table-cell office:value-type="string" calcext:value-type="string">
            <text:p>L--VA--IAL-FT--SL--LI</text:p>
          </table:table-cell>
          <table:table-cell office:value-type="float" office:value="1678050000" calcext:value-type="float">
            <text:p>1678050000</text:p>
          </table:table-cell>
          <table:table-cell office:value-type="float" office:value="0.99" calcext:value-type="float">
            <text:p>0.99</text:p>
          </table:table-cell>
          <table:table-cell office:value-type="float" office:value="368.921" calcext:value-type="float">
            <text:p>368.921</text:p>
          </table:table-cell>
          <table:table-cell office:value-type="float" office:value="-371.899" calcext:value-type="float">
            <text:p>-371.899</text:p>
          </table:table-cell>
          <table:table-cell office:value-type="float" office:value="-2.97791" calcext:value-type="float">
            <text:p>-2.97791</text:p>
          </table:table-cell>
          <table:table-cell office:value-type="float" office:value="-74.1783" calcext:value-type="float">
            <text:p>-74.1783</text:p>
          </table:table-cell>
          <table:table-cell table:number-columns-repeated="2" office:value-type="float" office:value="-74.125" calcext:value-type="float">
            <text:p>-74.125</text:p>
          </table:table-cell>
          <table:table-cell office:value-type="float" office:value="-74.1783" calcext:value-type="float">
            <text:p>-74.1783</text:p>
          </table:table-cell>
          <table:table-cell office:value-type="float" office:value="-222.274" calcext:value-type="float">
            <text:p>-222.274</text:p>
          </table:table-cell>
          <table:table-cell office:value-type="float" office:value="-222.514" calcext:value-type="float">
            <text:p>-222.514</text:p>
          </table:table-cell>
          <table:table-cell office:value-type="float" office:value="-222.27" calcext:value-type="float">
            <text:p>-222.27</text:p>
          </table:table-cell>
          <table:table-cell office:value-type="float" office:value="-242.594" calcext:value-type="float">
            <text:p>-242.594</text:p>
          </table:table-cell>
          <table:table-cell office:value-type="float" office:value="-372.044" calcext:value-type="float">
            <text:p>-372.044</text:p>
          </table:table-cell>
          <table:table-cell office:value-type="float" office:value="4506.42" calcext:value-type="float">
            <text:p>4506.42</text:p>
          </table:table-cell>
          <table:table-cell office:value-type="float" office:value="3894.03" calcext:value-type="float">
            <text:p>3894.03</text:p>
          </table:table-cell>
          <table:table-cell office:value-type="float" office:value="3820.06" calcext:value-type="float">
            <text:p>3820.06</text:p>
          </table:table-cell>
          <table:table-cell office:value-type="float" office:value="43.6652" calcext:value-type="float">
            <text:p>43.6652</text:p>
          </table:table-cell>
          <table:table-cell office:value-type="float" office:value="0.000626172" calcext:value-type="float">
            <text:p>0.000626172</text:p>
          </table:table-cell>
          <table:table-cell office:value-type="float" office:value="-5.63805" calcext:value-type="float">
            <text:p>-5.63805</text:p>
          </table:table-cell>
          <table:table-cell office:value-type="float" office:value="0.192382" calcext:value-type="float">
            <text:p>0.192382</text:p>
          </table:table-cell>
          <table:table-cell office:value-type="float" office:value="40.6873" calcext:value-type="float">
            <text:p>40.6873</text:p>
          </table:table-cell>
          <table:table-cell office:value-type="float" office:value="-75.4466" calcext:value-type="float">
            <text:p>-75.4466</text:p>
          </table:table-cell>
          <table:table-cell office:value-type="float" office:value="-81.0435" calcext:value-type="float">
            <text:p>-81.0435</text:p>
          </table:table-cell>
          <table:table-cell office:value-type="float" office:value="-75.4571" calcext:value-type="float">
            <text:p>-75.4571</text:p>
          </table:table-cell>
          <table:table-cell office:value-type="float" office:value="-55.2717" calcext:value-type="float">
            <text:p>-55.2717</text:p>
          </table:table-cell>
          <table:table-cell office:value-type="float" office:value="490" calcext:value-type="float">
            <text:p>490</text:p>
          </table:table-cell>
          <table:table-cell office:value-type="float" office:value="135.765" calcext:value-type="float">
            <text:p>135.765</text:p>
          </table:table-cell>
          <table:table-cell office:value-type="float" office:value="-35.9255" calcext:value-type="float">
            <text:p>-35.9255</text:p>
          </table:table-cell>
          <table:table-cell office:value-type="float" office:value="96.3" calcext:value-type="float">
            <text:p>96.3</text:p>
          </table:table-cell>
          <table:table-cell office:value-type="float" office:value="-44.7347" calcext:value-type="float">
            <text:p>-44.7347</text:p>
          </table:table-cell>
          <table:table-cell office:value-type="float" office:value="8.56337" calcext:value-type="float">
            <text:p>8.56337</text:p>
          </table:table-cell>
          <table:table-cell office:value-type="float" office:value="4.88933" calcext:value-type="float">
            <text:p>4.88933</text:p>
          </table:table-cell>
          <table:table-cell office:value-type="float" office:value="4.83383" calcext:value-type="float">
            <text:p>4.83383</text:p>
          </table:table-cell>
          <table:table-cell office:value-type="float" office:value="-2.62343" calcext:value-type="float">
            <text:p>-2.62343</text:p>
          </table:table-cell>
          <table:table-cell office:value-type="float" office:value="-35.9255" calcext:value-type="float">
            <text:p>-35.9255</text:p>
          </table:table-cell>
          <table:table-cell office:value-type="float" office:value="94.085" calcext:value-type="float">
            <text:p>94.085</text:p>
          </table:table-cell>
          <table:table-cell office:value-type="float" office:value="-41.65" calcext:value-type="float">
            <text:p>-41.65</text:p>
          </table:table-cell>
          <table:table-cell office:value-type="float" office:value="0.192382" calcext:value-type="float">
            <text:p>0.192382</text:p>
          </table:table-cell>
          <table:table-cell office:value-type="float" office:value="8.73021" calcext:value-type="float">
            <text:p>8.73021</text:p>
          </table:table-cell>
          <table:table-cell office:value-type="float" office:value="4.59029" calcext:value-type="float">
            <text:p>4.59029</text:p>
          </table:table-cell>
          <table:table-cell office:value-type="float" office:value="4.50157" calcext:value-type="float">
            <text:p>4.50157</text:p>
          </table:table-cell>
          <table:table-cell office:value-type="float" office:value="0.14485" calcext:value-type="float">
            <text:p>0.14485</text:p>
          </table:table-cell>
          <table:table-cell office:value-type="float" office:value="2" calcext:value-type="float">
            <text:p>2</text:p>
          </table:table-cell>
          <table:table-cell office:value-type="float" office:value="-35.9255" calcext:value-type="float">
            <text:p>-35.9255</text:p>
          </table:table-cell>
          <table:table-cell office:value-type="float" office:value="91.0265" calcext:value-type="float">
            <text:p>91.0265</text:p>
          </table:table-cell>
          <table:table-cell office:value-type="float" office:value="-40.2111" calcext:value-type="float">
            <text:p>-40.2111</text:p>
          </table:table-cell>
          <table:table-cell office:value-type="float" office:value="8.8691" calcext:value-type="float">
            <text:p>8.8691</text:p>
          </table:table-cell>
          <table:table-cell office:value-type="float" office:value="4.1774" calcext:value-type="float">
            <text:p>4.1774</text:p>
          </table:table-cell>
          <table:table-cell office:value-type="float" office:value="4.0428" calcext:value-type="float">
            <text:p>4.0428</text:p>
          </table:table-cell>
          <table:table-cell office:value-type="string" calcext:value-type="string">
            <text:p>design_2989</text:p>
          </table:table-cell>
          <table:table-cell office:value-type="float" office:value="-25.7718" calcext:value-type="float">
            <text:p>-25.7718</text:p>
          </table:table-cell>
          <table:table-cell office:value-type="float" office:value="0.0533" calcext:value-type="float">
            <text:p>0.0533</text:p>
          </table:table-cell>
          <table:table-cell office:value-type="float" office:value="20.08" calcext:value-type="float">
            <text:p>20.08</text:p>
          </table:table-cell>
          <table:table-cell office:value-type="float" office:value="-5.5864" calcext:value-type="float">
            <text:p>-5.5864</text:p>
          </table:table-cell>
          <table:table-cell office:value-type="float" office:value="0" calcext:value-type="float">
            <text:p>0</text:p>
          </table:table-cell>
          <table:table-cell office:value-type="float" office:value="-0.244" calcext:value-type="float">
            <text:p>-0.244</text:p>
          </table:table-cell>
          <table:table-cell office:value-type="float" office:value="-5.830432" calcext:value-type="float">
            <text:p>-5.830432</text:p>
          </table:table-cell>
          <table:table-cell office:value-type="float" office:value="-612.39" calcext:value-type="float">
            <text:p>-612.39</text:p>
          </table:table-cell>
          <table:table-cell office:value-type="float" office:value="5.2735" calcext:value-type="float">
            <text:p>5.2735</text:p>
          </table:table-cell>
          <table:table-cell office:value-type="float" office:value="-0.30573" calcext:value-type="float">
            <text:p>-0.30573</text:p>
          </table:table-cell>
          <table:table-cell office:value-type="float" office:value="-4.5236" calcext:value-type="float">
            <text:p>-4.5236</text:p>
          </table:table-cell>
          <table:table-cell office:value-type="float" office:value="0.79103" calcext:value-type="float">
            <text:p>0.79103</text:p>
          </table:table-cell>
        </table:table-row>
        <table:table-row table:style-name="ro2">
          <table:table-cell office:value-type="string" calcext:value-type="string">
            <text:p>LLLYILLTALLVALLSLLILI</text:p>
          </table:table-cell>
          <table:table-cell office:value-type="float" office:value="31424" calcext:value-type="float">
            <text:p>31424</text:p>
          </table:table-cell>
          <table:table-cell table:style-name="ce3" office:value-type="float" office:value="37896.5184766611" calcext:value-type="float">
            <text:p>37896.5184766611</text:p>
          </table:table-cell>
          <table:table-cell office:value-type="string" calcext:value-type="string">
            <text:p>ala</text:p>
          </table:table-cell>
          <table:table-cell office:value-type="float" office:value="1.33E+020" calcext:value-type="float">
            <text:p>1.33E+020</text:p>
          </table:table-cell>
          <table:table-cell office:value-type="float" office:value="1.1E+017" calcext:value-type="float">
            <text:p>1.1E+017</text:p>
          </table:table-cell>
          <table:table-cell office:value-type="string" calcext:value-type="string">
            <text:p>A--YI--TAL-VA--SL--AA</text:p>
          </table:table-cell>
          <table:table-cell office:value-type="float" office:value="1678460000" calcext:value-type="float">
            <text:p>1678460000</text:p>
          </table:table-cell>
          <table:table-cell office:value-type="float" office:value="1" calcext:value-type="float">
            <text:p>1</text:p>
          </table:table-cell>
          <table:table-cell office:value-type="float" office:value="238.427" calcext:value-type="float">
            <text:p>238.427</text:p>
          </table:table-cell>
          <table:table-cell office:value-type="float" office:value="-354.658" calcext:value-type="float">
            <text:p>-354.658</text:p>
          </table:table-cell>
          <table:table-cell office:value-type="float" office:value="-116.231" calcext:value-type="float">
            <text:p>-116.231</text:p>
          </table:table-cell>
          <table:table-cell office:value-type="float" office:value="-74.3057" calcext:value-type="float">
            <text:p>-74.3057</text:p>
          </table:table-cell>
          <table:table-cell table:number-columns-repeated="2" office:value-type="float" office:value="-74.1946" calcext:value-type="float">
            <text:p>-74.1946</text:p>
          </table:table-cell>
          <table:table-cell office:value-type="float" office:value="-74.4307" calcext:value-type="float">
            <text:p>-74.4307</text:p>
          </table:table-cell>
          <table:table-cell office:value-type="float" office:value="-219.96" calcext:value-type="float">
            <text:p>-219.96</text:p>
          </table:table-cell>
          <table:table-cell office:value-type="float" office:value="-220.716" calcext:value-type="float">
            <text:p>-220.716</text:p>
          </table:table-cell>
          <table:table-cell office:value-type="float" office:value="-219.958" calcext:value-type="float">
            <text:p>-219.958</text:p>
          </table:table-cell>
          <table:table-cell office:value-type="float" office:value="-242.951" calcext:value-type="float">
            <text:p>-242.951</text:p>
          </table:table-cell>
          <table:table-cell office:value-type="float" office:value="-350.086" calcext:value-type="float">
            <text:p>-350.086</text:p>
          </table:table-cell>
          <table:table-cell office:value-type="float" office:value="4157.39" calcext:value-type="float">
            <text:p>4157.39</text:p>
          </table:table-cell>
          <table:table-cell office:value-type="float" office:value="3504.86" calcext:value-type="float">
            <text:p>3504.86</text:p>
          </table:table-cell>
          <table:table-cell office:value-type="float" office:value="3509.86" calcext:value-type="float">
            <text:p>3509.86</text:p>
          </table:table-cell>
          <table:table-cell office:value-type="float" office:value="47.7687" calcext:value-type="float">
            <text:p>47.7687</text:p>
          </table:table-cell>
          <table:table-cell office:value-type="float" office:value="0.000313086" calcext:value-type="float">
            <text:p>0.000313086</text:p>
          </table:table-cell>
          <table:table-cell office:value-type="float" office:value="-10.0714" calcext:value-type="float">
            <text:p>-10.0714</text:p>
          </table:table-cell>
          <table:table-cell office:value-type="float" office:value="-7.33292" calcext:value-type="float">
            <text:p>-7.33292</text:p>
          </table:table-cell>
          <table:table-cell office:value-type="float" office:value="-68.4619" calcext:value-type="float">
            <text:p>-68.4619</text:p>
          </table:table-cell>
          <table:table-cell office:value-type="float" office:value="-60.3919" calcext:value-type="float">
            <text:p>-60.3919</text:p>
          </table:table-cell>
          <table:table-cell office:value-type="float" office:value="-65.2465" calcext:value-type="float">
            <text:p>-65.2465</text:p>
          </table:table-cell>
          <table:table-cell office:value-type="float" office:value="-63.2669" calcext:value-type="float">
            <text:p>-63.2669</text:p>
          </table:table-cell>
          <table:table-cell office:value-type="float" office:value="-32.7041" calcext:value-type="float">
            <text:p>-32.7041</text:p>
          </table:table-cell>
          <table:table-cell office:value-type="float" office:value="476" calcext:value-type="float">
            <text:p>476</text:p>
          </table:table-cell>
          <table:table-cell office:value-type="float" office:value="302.327" calcext:value-type="float">
            <text:p>302.327</text:p>
          </table:table-cell>
          <table:table-cell office:value-type="float" office:value="-28.5899" calcext:value-type="float">
            <text:p>-28.5899</text:p>
          </table:table-cell>
          <table:table-cell office:value-type="float" office:value="88.1237" calcext:value-type="float">
            <text:p>88.1237</text:p>
          </table:table-cell>
          <table:table-cell office:value-type="float" office:value="-46.4818" calcext:value-type="float">
            <text:p>-46.4818</text:p>
          </table:table-cell>
          <table:table-cell office:value-type="float" office:value="7.94114" calcext:value-type="float">
            <text:p>7.94114</text:p>
          </table:table-cell>
          <table:table-cell office:value-type="float" office:value="2.68518" calcext:value-type="float">
            <text:p>2.68518</text:p>
          </table:table-cell>
          <table:table-cell office:value-type="float" office:value="2.50703" calcext:value-type="float">
            <text:p>2.50703</text:p>
          </table:table-cell>
          <table:table-cell office:value-type="float" office:value="-7.33533" calcext:value-type="float">
            <text:p>-7.33533</text:p>
          </table:table-cell>
          <table:table-cell office:value-type="float" office:value="-28.5899" calcext:value-type="float">
            <text:p>-28.5899</text:p>
          </table:table-cell>
          <table:table-cell office:value-type="float" office:value="84.4588" calcext:value-type="float">
            <text:p>84.4588</text:p>
          </table:table-cell>
          <table:table-cell office:value-type="float" office:value="-45" calcext:value-type="float">
            <text:p>-45</text:p>
          </table:table-cell>
          <table:table-cell office:value-type="float" office:value="-7.33292" calcext:value-type="float">
            <text:p>-7.33292</text:p>
          </table:table-cell>
          <table:table-cell office:value-type="float" office:value="8.1271" calcext:value-type="float">
            <text:p>8.1271</text:p>
          </table:table-cell>
          <table:table-cell office:value-type="float" office:value="2.19042" calcext:value-type="float">
            <text:p>2.19042</text:p>
          </table:table-cell>
          <table:table-cell office:value-type="float" office:value="1.9573" calcext:value-type="float">
            <text:p>1.9573</text:p>
          </table:table-cell>
          <table:table-cell office:value-type="float" office:value="-4.57191" calcext:value-type="float">
            <text:p>-4.57191</text:p>
          </table:table-cell>
          <table:table-cell office:value-type="float" office:value="0" calcext:value-type="float">
            <text:p>0</text:p>
          </table:table-cell>
          <table:table-cell office:value-type="float" office:value="-28.5899" calcext:value-type="float">
            <text:p>-28.5899</text:p>
          </table:table-cell>
          <table:table-cell office:value-type="float" office:value="84.4588" calcext:value-type="float">
            <text:p>84.4588</text:p>
          </table:table-cell>
          <table:table-cell office:value-type="float" office:value="-45" calcext:value-type="float">
            <text:p>-45</text:p>
          </table:table-cell>
          <table:table-cell office:value-type="float" office:value="8.1271" calcext:value-type="float">
            <text:p>8.1271</text:p>
          </table:table-cell>
          <table:table-cell office:value-type="float" office:value="2.19042" calcext:value-type="float">
            <text:p>2.19042</text:p>
          </table:table-cell>
          <table:table-cell office:value-type="float" office:value="1.9573" calcext:value-type="float">
            <text:p>1.9573</text:p>
          </table:table-cell>
          <table:table-cell office:value-type="string" calcext:value-type="string">
            <text:p>design_2669</text:p>
          </table:table-cell>
          <table:table-cell office:value-type="float" office:value="-32.5424" calcext:value-type="float">
            <text:p>-32.5424</text:p>
          </table:table-cell>
          <table:table-cell office:value-type="float" office:value="0.2361" calcext:value-type="float">
            <text:p>0.2361</text:p>
          </table:table-cell>
          <table:table-cell office:value-type="float" office:value="22.235" calcext:value-type="float">
            <text:p>22.235</text:p>
          </table:table-cell>
          <table:table-cell office:value-type="float" office:value="-1.9796" calcext:value-type="float">
            <text:p>-1.9796</text:p>
          </table:table-cell>
          <table:table-cell office:value-type="float" office:value="0" calcext:value-type="float">
            <text:p>0</text:p>
          </table:table-cell>
          <table:table-cell office:value-type="float" office:value="-0.758" calcext:value-type="float">
            <text:p>-0.758</text:p>
          </table:table-cell>
          <table:table-cell office:value-type="float" office:value="-2.73848" calcext:value-type="float">
            <text:p>-2.73848</text:p>
          </table:table-cell>
          <table:table-cell office:value-type="float" office:value="-652.53" calcext:value-type="float">
            <text:p>-652.53</text:p>
          </table:table-cell>
          <table:table-cell office:value-type="float" office:value="3.6649" calcext:value-type="float">
            <text:p>3.6649</text:p>
          </table:table-cell>
          <table:table-cell office:value-type="float" office:value="-0.18596" calcext:value-type="float">
            <text:p>-0.18596</text:p>
          </table:table-cell>
          <table:table-cell office:value-type="float" office:value="-1.4818" calcext:value-type="float">
            <text:p>-1.4818</text:p>
          </table:table-cell>
          <table:table-cell office:value-type="float" office:value="0.54973" calcext:value-type="float">
            <text:p>0.54973</text:p>
          </table:table-cell>
        </table:table-row>
        <table:table-row table:style-name="ro2">
          <table:table-cell table:style-name="Default"/>
          <table:table-cell table:number-columns-repeated="69"/>
        </table:table-row>
        <table:table-row table:style-name="ro2">
          <table:table-cell table:style-name="Default"/>
          <table:table-cell office:value-type="string" calcext:value-type="string">
            <text:p>TOXGREEN Fluor</text:p>
          </table:table-cell>
          <table:table-cell office:value-type="string" calcext:value-type="string">
            <text:p>GAS Reconstructed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pa</text:p>
          </table:table-cell>
          <table:table-cell office:value-type="float" office:value="51264" calcext:value-type="float">
            <text:p>51264</text:p>
          </table:table-cell>
          <table:table-cell office:value-type="float" office:value="99118.2276422764" calcext:value-type="float">
            <text:p>99118.2276422764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83I</text:p>
          </table:table-cell>
          <table:table-cell office:value-type="float" office:value="31076" calcext:value-type="float">
            <text:p>31076</text:p>
          </table:table-cell>
          <table:table-cell office:value-type="float" office:value="31231.7235772358" calcext:value-type="float">
            <text:p>31231.7235772358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7</text:p>
          </table:table-cell>
          <table:table-cell office:value-type="float" office:value="36197" calcext:value-type="float">
            <text:p>36197</text:p>
          </table:table-cell>
          <table:table-cell office:value-type="float" office:value="57617.0650406504" calcext:value-type="float">
            <text:p>57617.0650406504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11</text:p>
          </table:table-cell>
          <table:table-cell office:value-type="float" office:value="55313" calcext:value-type="float">
            <text:p>55313</text:p>
          </table:table-cell>
          <table:table-cell office:value-type="float" office:value="94568.7723577236" calcext:value-type="float">
            <text:p>94568.7723577236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otamerValu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Sequenc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Dimerw/Baseline</text:p>
          </table:table-cell>
          <table:table-cell office:value-type="string" calcext:value-type="string">
            <text:p>HBONDDimer</text:p>
          </table:table-cell>
          <table:table-cell office:value-type="string" calcext:value-type="string">
            <text:p>HBONDDimerOptimize</text:p>
          </table:table-cell>
          <table:table-cell office:value-type="string" calcext:value-type="string">
            <text:p>HBONDDimerPreOptimize</text:p>
          </table:table-cell>
          <table:table-cell office:value-type="string" calcext:value-type="string">
            <text:p>HBONDMonomer</text:p>
          </table:table-cell>
          <table:table-cell office:value-type="string" calcext:value-type="string">
            <text:p>IMM1Dimer</text:p>
          </table:table-cell>
          <table:table-cell office:value-type="string" calcext:value-type="string">
            <text:p>IMM1DimerOptimize</text:p>
          </table:table-cell>
          <table:table-cell office:value-type="string" calcext:value-type="string">
            <text:p>IMM1DimerPreOptimize</text:p>
          </table:table-cell>
          <table:table-cell office:value-type="string" calcext:value-type="string">
            <text:p>IMM1Monomer</text:p>
          </table:table-cell>
          <table:table-cell office:value-type="string" calcext:value-type="string">
            <text:p>Monomer</text:p>
          </table:table-cell>
          <table:table-cell office:value-type="string" calcext:value-type="string">
            <text:p>MonomerSasa</text:p>
          </table:table-cell>
          <table:table-cell office:value-type="string" calcext:value-type="string">
            <text:p>OptimizeSasa</text:p>
          </table:table-cell>
          <table:table-cell office:value-type="string" calcext:value-type="string">
            <text:p>PreBBOptimizeSasa</text:p>
          </table:table-cell>
          <table:table-cell office:value-type="string" calcext:value-type="string">
            <text:p>SequenceEntropy</text:p>
          </table:table-cell>
          <table:table-cell office:value-type="string" calcext:value-type="string">
            <text:p>SequenceProbabil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PreOptimize</text:p>
          </table:table-cell>
          <table:table-cell office:value-type="string" calcext:value-type="string">
            <text:p>Totalw/Entropy</text:p>
          </table:table-cell>
          <table:table-cell office:value-type="string" calcext:value-type="string">
            <text:p>VDWDimer</text:p>
          </table:table-cell>
          <table:table-cell office:value-type="string" calcext:value-type="string">
            <text:p>VDWDimerOptimize</text:p>
          </table:table-cell>
          <table:table-cell office:value-type="string" calcext:value-type="string">
            <text:p>VDWDimerPreOptimize</text:p>
          </table:table-cell>
          <table:table-cell office:value-type="string" calcext:value-type="string">
            <text:p>VDWMonomer</text:p>
          </table:table-cell>
          <table:table-cell office:value-type="string" calcext:value-type="string">
            <text:p>acceptCycleNumber</text:p>
          </table:table-cell>
          <table:table-cell office:value-type="string" calcext:value-type="string">
            <text:p>acceptTemp</text:p>
          </table:table-cell>
          <table:table-cell office:value-type="string" calcext:value-type="string">
            <text:p>endAxialRotation</text:p>
          </table:table-cell>
          <table:table-cell office:value-type="string" calcext:value-type="string">
            <text:p>endAxialRotationPrime</text:p>
          </table:table-cell>
          <table:table-cell office:value-type="string" calcext:value-type="string">
            <text:p>endCrossingAngle</text:p>
          </table:table-cell>
          <table:table-cell office:value-type="string" calcext:value-type="string">
            <text:p>endXShift</text:p>
          </table:table-cell>
          <table:table-cell office:value-type="string" calcext:value-type="string">
            <text:p>endZShift</text:p>
          </table:table-cell>
          <table:table-cell office:value-type="string" calcext:value-type="string">
            <text:p>endZShiftPrime</text:p>
          </table:table-cell>
          <table:table-cell office:value-type="string" calcext:value-type="string">
            <text:p>firstRepackEnergy</text:p>
          </table:table-cell>
          <table:table-cell office:value-type="string" calcext:value-type="string">
            <text:p>preOptimizeAxialRotation</text:p>
          </table:table-cell>
          <table:table-cell office:value-type="string" calcext:value-type="string">
            <text:p>preOptimizeAxialRotationPrime</text:p>
          </table:table-cell>
          <table:table-cell office:value-type="string" calcext:value-type="string">
            <text:p>preOptimizeCrossingAngle</text:p>
          </table:table-cell>
          <table:table-cell office:value-type="string" calcext:value-type="string">
            <text:p>preOptimizeEnergy</text:p>
          </table:table-cell>
          <table:table-cell office:value-type="string" calcext:value-type="string">
            <text:p>preOptimizeXShift</text:p>
          </table:table-cell>
          <table:table-cell office:value-type="string" calcext:value-type="string">
            <text:p>preOptimizeZShift</text:p>
          </table:table-cell>
          <table:table-cell office:value-type="string" calcext:value-type="string">
            <text:p>preOptimizeZShiftPrime</text:p>
          </table:table-cell>
          <table:table-cell office:value-type="string" calcext:value-type="string">
            <text:p>preRepackTotal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startAxialRotation</text:p>
          </table:table-cell>
          <table:table-cell office:value-type="string" calcext:value-type="string">
            <text:p>startAxialRotationPrime</text:p>
          </table:table-cell>
          <table:table-cell office:value-type="string" calcext:value-type="string">
            <text:p>startCrossingAngle</text:p>
          </table:table-cell>
          <table:table-cell office:value-type="string" calcext:value-type="string">
            <text:p>startXShift</text:p>
          </table:table-cell>
          <table:table-cell office:value-type="string" calcext:value-type="string">
            <text:p>startZShift</text:p>
          </table:table-cell>
          <table:table-cell office:value-type="string" calcext:value-type="string">
            <text:p>startZShiftPrim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VDWRepackDiff</text:p>
          </table:table-cell>
          <table:table-cell office:value-type="string" calcext:value-type="string">
            <text:p>HBONDRepackDiff</text:p>
          </table:table-cell>
          <table:table-cell office:value-type="string" calcext:value-type="string">
            <text:p>IMM1RepackDiff</text:p>
          </table:table-cell>
          <table:table-cell office:value-type="string" calcext:value-type="string">
            <text:p>RepackChange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</table:table-row>
        <table:table-row table:style-name="ro2">
          <table:table-cell office:value-type="string" calcext:value-type="string">
            <text:p>LLLYGLLFALLGTLLSLLILI</text:p>
          </table:table-cell>
          <table:table-cell office:value-type="float" office:value="31898.3333333333" calcext:value-type="float">
            <text:p>31898.3333333333</text:p>
          </table:table-cell>
          <table:table-cell table:style-name="ce3" office:value-type="float" office:value="36915.6937009792" calcext:value-type="float">
            <text:p>36915.6937009792</text:p>
          </table:table-cell>
          <table:table-cell office:value-type="string" calcext:value-type="string">
            <text:p>ala</text:p>
          </table:table-cell>
          <table:table-cell office:value-type="float" office:value="1.33E+020" calcext:value-type="float">
            <text:p>1.33E+020</text:p>
          </table:table-cell>
          <table:table-cell office:value-type="float" office:value="1.1E+017" calcext:value-type="float">
            <text:p>1.1E+017</text:p>
          </table:table-cell>
          <table:table-cell office:value-type="string" calcext:value-type="string">
            <text:p>A--YS--LI--AV-LTF--AA</text:p>
          </table:table-cell>
          <table:table-cell office:value-type="float" office:value="1678500000" calcext:value-type="float">
            <text:p>1678500000</text:p>
          </table:table-cell>
          <table:table-cell office:value-type="float" office:value="0.98" calcext:value-type="float">
            <text:p>0.98</text:p>
          </table:table-cell>
          <table:table-cell office:value-type="float" office:value="230.1" calcext:value-type="float">
            <text:p>230.1</text:p>
          </table:table-cell>
          <table:table-cell office:value-type="float" office:value="-344.72" calcext:value-type="float">
            <text:p>-344.72</text:p>
          </table:table-cell>
          <table:table-cell office:value-type="float" office:value="-114.62" calcext:value-type="float">
            <text:p>-114.62</text:p>
          </table:table-cell>
          <table:table-cell office:value-type="float" office:value="-59.2039" calcext:value-type="float">
            <text:p>-59.2039</text:p>
          </table:table-cell>
          <table:table-cell office:value-type="float" office:value="-62.8726" calcext:value-type="float">
            <text:p>-62.8726</text:p>
          </table:table-cell>
          <table:table-cell office:value-type="float" office:value="-63.157" calcext:value-type="float">
            <text:p>-63.157</text:p>
          </table:table-cell>
          <table:table-cell office:value-type="float" office:value="-58.9623" calcext:value-type="float">
            <text:p>-58.9623</text:p>
          </table:table-cell>
          <table:table-cell office:value-type="float" office:value="-234.34" calcext:value-type="float">
            <text:p>-234.34</text:p>
          </table:table-cell>
          <table:table-cell office:value-type="float" office:value="-234.674" calcext:value-type="float">
            <text:p>-234.674</text:p>
          </table:table-cell>
          <table:table-cell office:value-type="float" office:value="-234.329" calcext:value-type="float">
            <text:p>-234.329</text:p>
          </table:table-cell>
          <table:table-cell office:value-type="float" office:value="-263.288" calcext:value-type="float">
            <text:p>-263.288</text:p>
          </table:table-cell>
          <table:table-cell office:value-type="float" office:value="-343.338" calcext:value-type="float">
            <text:p>-343.338</text:p>
          </table:table-cell>
          <table:table-cell office:value-type="float" office:value="4245.82" calcext:value-type="float">
            <text:p>4245.82</text:p>
          </table:table-cell>
          <table:table-cell office:value-type="float" office:value="3633.86" calcext:value-type="float">
            <text:p>3633.86</text:p>
          </table:table-cell>
          <table:table-cell office:value-type="float" office:value="3552.06" calcext:value-type="float">
            <text:p>3552.06</text:p>
          </table:table-cell>
          <table:table-cell office:value-type="float" office:value="45.9023" calcext:value-type="float">
            <text:p>45.9023</text:p>
          </table:table-cell>
          <table:table-cell office:value-type="float" office:value="0.000429125" calcext:value-type="float">
            <text:p>0.000429125</text:p>
          </table:table-cell>
          <table:table-cell office:value-type="float" office:value="-9.72298" calcext:value-type="float">
            <text:p>-9.72298</text:p>
          </table:table-cell>
          <table:table-cell office:value-type="float" office:value="-7.37411" calcext:value-type="float">
            <text:p>-7.37411</text:p>
          </table:table-cell>
          <table:table-cell office:value-type="float" office:value="-68.7177" calcext:value-type="float">
            <text:p>-68.7177</text:p>
          </table:table-cell>
          <table:table-cell office:value-type="float" office:value="-51.1758" calcext:value-type="float">
            <text:p>-51.1758</text:p>
          </table:table-cell>
          <table:table-cell office:value-type="float" office:value="-55.514" calcext:value-type="float">
            <text:p>-55.514</text:p>
          </table:table-cell>
          <table:table-cell office:value-type="float" office:value="-53.2255" calcext:value-type="float">
            <text:p>-53.2255</text:p>
          </table:table-cell>
          <table:table-cell office:value-type="float" office:value="-21.088" calcext:value-type="float">
            <text:p>-21.088</text:p>
          </table:table-cell>
          <table:table-cell office:value-type="float" office:value="480" calcext:value-type="float">
            <text:p>480</text:p>
          </table:table-cell>
          <table:table-cell office:value-type="float" office:value="32.7096" calcext:value-type="float">
            <text:p>32.7096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5185" calcext:value-type="float">
            <text:p>67.5185</text:p>
          </table:table-cell>
          <table:table-cell office:value-type="float" office:value="-31.8368" calcext:value-type="float">
            <text:p>-31.8368</text:p>
          </table:table-cell>
          <table:table-cell office:value-type="float" office:value="8.80878" calcext:value-type="float">
            <text:p>8.80878</text:p>
          </table:table-cell>
          <table:table-cell office:value-type="float" office:value="1.40707" calcext:value-type="float">
            <text:p>1.40707</text:p>
          </table:table-cell>
          <table:table-cell office:value-type="float" office:value="0.919848" calcext:value-type="float">
            <text:p>0.919848</text:p>
          </table:table-cell>
          <table:table-cell office:value-type="float" office:value="-3.4258" calcext:value-type="float">
            <text:p>-3.4258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739" calcext:value-type="float">
            <text:p>67.739</text:p>
          </table:table-cell>
          <table:table-cell office:value-type="float" office:value="-33.3143" calcext:value-type="float">
            <text:p>-33.3143</text:p>
          </table:table-cell>
          <table:table-cell office:value-type="float" office:value="-7.37411" calcext:value-type="float">
            <text:p>-7.37411</text:p>
          </table:table-cell>
          <table:table-cell office:value-type="float" office:value="8.61712" calcext:value-type="float">
            <text:p>8.61712</text:p>
          </table:table-cell>
          <table:table-cell office:value-type="float" office:value="1.43684" calcext:value-type="float">
            <text:p>1.43684</text:p>
          </table:table-cell>
          <table:table-cell office:value-type="float" office:value="0.952925" calcext:value-type="float">
            <text:p>0.952925</text:p>
          </table:table-cell>
          <table:table-cell office:value-type="float" office:value="-1.3821" calcext:value-type="float">
            <text:p>-1.3821</text:p>
          </table:table-cell>
          <table:table-cell office:value-type="float" office:value="4" calcext:value-type="float">
            <text:p>4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2215" calcext:value-type="float">
            <text:p>67.2215</text:p>
          </table:table-cell>
          <table:table-cell office:value-type="float" office:value="-35.9594" calcext:value-type="float">
            <text:p>-35.9594</text:p>
          </table:table-cell>
          <table:table-cell office:value-type="float" office:value="8.7535" calcext:value-type="float">
            <text:p>8.7535</text:p>
          </table:table-cell>
          <table:table-cell office:value-type="float" office:value="1.36698" calcext:value-type="float">
            <text:p>1.36698</text:p>
          </table:table-cell>
          <table:table-cell office:value-type="float" office:value="0.8753" calcext:value-type="float">
            <text:p>0.8753</text:p>
          </table:table-cell>
          <table:table-cell office:value-type="string" calcext:value-type="string">
            <text:p>design_3642</text:p>
          </table:table-cell>
          <table:table-cell office:value-type="float" office:value="-34.426" calcext:value-type="float">
            <text:p>-34.426</text:p>
          </table:table-cell>
          <table:table-cell office:value-type="float" office:value="-3.9103" calcext:value-type="float">
            <text:p>-3.9103</text:p>
          </table:table-cell>
          <table:table-cell office:value-type="float" office:value="28.614" calcext:value-type="float">
            <text:p>28.614</text:p>
          </table:table-cell>
          <table:table-cell office:value-type="float" office:value="-2.2885" calcext:value-type="float">
            <text:p>-2.2885</text:p>
          </table:table-cell>
          <table:table-cell office:value-type="float" office:value="0.2844" calcext:value-type="float">
            <text:p>0.2844</text:p>
          </table:table-cell>
          <table:table-cell office:value-type="float" office:value="-0.345" calcext:value-type="float">
            <text:p>-0.345</text:p>
          </table:table-cell>
          <table:table-cell office:value-type="float" office:value="-2.34887" calcext:value-type="float">
            <text:p>-2.34887</text:p>
          </table:table-cell>
          <table:table-cell office:value-type="float" office:value="-611.96" calcext:value-type="float">
            <text:p>-611.96</text:p>
          </table:table-cell>
          <table:table-cell office:value-type="float" office:value="0.297" calcext:value-type="float">
            <text:p>0.297</text:p>
          </table:table-cell>
          <table:table-cell office:value-type="float" office:value="0.05528" calcext:value-type="float">
            <text:p>0.05528</text:p>
          </table:table-cell>
          <table:table-cell office:value-type="float" office:value="4.1226" calcext:value-type="float">
            <text:p>4.1226</text:p>
          </table:table-cell>
          <table:table-cell office:value-type="float" office:value="0.044548" calcext:value-type="float">
            <text:p>0.044548</text:p>
          </table:table-cell>
        </table:table-row>
        <table:table-row table:style-name="ro2">
          <table:table-cell office:value-type="string" calcext:value-type="string">
            <text:p>LLLYALLALLLGTLLSFLILI</text:p>
          </table:table-cell>
          <table:table-cell office:value-type="float" office:value="24843.3333333333" calcext:value-type="float">
            <text:p>24843.3333333333</text:p>
          </table:table-cell>
          <table:table-cell table:style-name="ce3" office:value-type="float" office:value="36838.5753767486" calcext:value-type="float">
            <text:p>36838.5753767486</text:p>
          </table:table-cell>
          <table:table-cell office:value-type="string" calcext:value-type="string">
            <text:p>leu</text:p>
          </table:table-cell>
          <table:table-cell office:value-type="float" office:value="3.30022E+019" calcext:value-type="float">
            <text:p>3.30022E+019</text:p>
          </table:table-cell>
          <table:table-cell office:value-type="float" office:value="1.10011E+017" calcext:value-type="float">
            <text:p>1.10011E+017</text:p>
          </table:table-cell>
          <table:table-cell office:value-type="string" calcext:value-type="string">
            <text:p>L--YA--AL--GT--SF--LI</text:p>
          </table:table-cell>
          <table:table-cell office:value-type="float" office:value="1677830000" calcext:value-type="float">
            <text:p>1677830000</text:p>
          </table:table-cell>
          <table:table-cell office:value-type="float" office:value="1" calcext:value-type="float">
            <text:p>1</text:p>
          </table:table-cell>
          <table:table-cell office:value-type="float" office:value="346.802" calcext:value-type="float">
            <text:p>346.802</text:p>
          </table:table-cell>
          <table:table-cell office:value-type="float" office:value="-365.491" calcext:value-type="float">
            <text:p>-365.491</text:p>
          </table:table-cell>
          <table:table-cell office:value-type="float" office:value="-18.6887" calcext:value-type="float">
            <text:p>-18.6887</text:p>
          </table:table-cell>
          <table:table-cell office:value-type="float" office:value="-74.073" calcext:value-type="float">
            <text:p>-74.073</text:p>
          </table:table-cell>
          <table:table-cell office:value-type="float" office:value="-74.0312" calcext:value-type="float">
            <text:p>-74.0312</text:p>
          </table:table-cell>
          <table:table-cell office:value-type="float" office:value="-73.9474" calcext:value-type="float">
            <text:p>-73.9474</text:p>
          </table:table-cell>
          <table:table-cell office:value-type="float" office:value="-74.1783" calcext:value-type="float">
            <text:p>-74.1783</text:p>
          </table:table-cell>
          <table:table-cell office:value-type="float" office:value="-224.909" calcext:value-type="float">
            <text:p>-224.909</text:p>
          </table:table-cell>
          <table:table-cell office:value-type="float" office:value="-225.813" calcext:value-type="float">
            <text:p>-225.813</text:p>
          </table:table-cell>
          <table:table-cell office:value-type="float" office:value="-224.902" calcext:value-type="float">
            <text:p>-224.902</text:p>
          </table:table-cell>
          <table:table-cell office:value-type="float" office:value="-246.382" calcext:value-type="float">
            <text:p>-246.382</text:p>
          </table:table-cell>
          <table:table-cell office:value-type="float" office:value="-356.843" calcext:value-type="float">
            <text:p>-356.843</text:p>
          </table:table-cell>
          <table:table-cell office:value-type="float" office:value="4575.98" calcext:value-type="float">
            <text:p>4575.98</text:p>
          </table:table-cell>
          <table:table-cell office:value-type="float" office:value="3878.74" calcext:value-type="float">
            <text:p>3878.74</text:p>
          </table:table-cell>
          <table:table-cell office:value-type="float" office:value="3672.36" calcext:value-type="float">
            <text:p>3672.36</text:p>
          </table:table-cell>
          <table:table-cell office:value-type="float" office:value="51.347" calcext:value-type="float">
            <text:p>51.347</text:p>
          </table:table-cell>
          <table:table-cell office:value-type="float" office:value="0.000171062" calcext:value-type="float">
            <text:p>0.000171062</text:p>
          </table:table-cell>
          <table:table-cell office:value-type="float" office:value="-18.5403" calcext:value-type="float">
            <text:p>-18.5403</text:p>
          </table:table-cell>
          <table:table-cell office:value-type="float" office:value="-8.53309" calcext:value-type="float">
            <text:p>-8.53309</text:p>
          </table:table-cell>
          <table:table-cell office:value-type="float" office:value="32.6583" calcext:value-type="float">
            <text:p>32.6583</text:p>
          </table:table-cell>
          <table:table-cell office:value-type="float" office:value="-66.509" calcext:value-type="float">
            <text:p>-66.509</text:p>
          </table:table-cell>
          <table:table-cell office:value-type="float" office:value="-75.5388" calcext:value-type="float">
            <text:p>-75.5388</text:p>
          </table:table-cell>
          <table:table-cell office:value-type="float" office:value="-66.5265" calcext:value-type="float">
            <text:p>-66.5265</text:p>
          </table:table-cell>
          <table:table-cell office:value-type="float" office:value="-36.2831" calcext:value-type="float">
            <text:p>-36.2831</text:p>
          </table:table-cell>
          <table:table-cell office:value-type="float" office:value="491" calcext:value-type="float">
            <text:p>491</text:p>
          </table:table-cell>
          <table:table-cell office:value-type="float" office:value="148.395" calcext:value-type="float">
            <text:p>148.395</text:p>
          </table:table-cell>
          <table:table-cell office:value-type="float" office:value="-66.9322" calcext:value-type="float">
            <text:p>-66.9322</text:p>
          </table:table-cell>
          <table:table-cell office:value-type="float" office:value="69.361" calcext:value-type="float">
            <text:p>69.361</text:p>
          </table:table-cell>
          <table:table-cell office:value-type="float" office:value="-43.3713" calcext:value-type="float">
            <text:p>-43.3713</text:p>
          </table:table-cell>
          <table:table-cell office:value-type="float" office:value="6.97351" calcext:value-type="float">
            <text:p>6.97351</text:p>
          </table:table-cell>
          <table:table-cell office:value-type="float" office:value="5.90356" calcext:value-type="float">
            <text:p>5.90356</text:p>
          </table:table-cell>
          <table:table-cell office:value-type="float" office:value="5.44397" calcext:value-type="float">
            <text:p>5.44397</text:p>
          </table:table-cell>
          <table:table-cell office:value-type="float" office:value="-18.3298" calcext:value-type="float">
            <text:p>-18.3298</text:p>
          </table:table-cell>
          <table:table-cell office:value-type="float" office:value="-66.9322" calcext:value-type="float">
            <text:p>-66.9322</text:p>
          </table:table-cell>
          <table:table-cell office:value-type="float" office:value="69.0129" calcext:value-type="float">
            <text:p>69.0129</text:p>
          </table:table-cell>
          <table:table-cell office:value-type="float" office:value="-43.0152" calcext:value-type="float">
            <text:p>-43.0152</text:p>
          </table:table-cell>
          <table:table-cell office:value-type="float" office:value="-8.53309" calcext:value-type="float">
            <text:p>-8.53309</text:p>
          </table:table-cell>
          <table:table-cell office:value-type="float" office:value="6.98987" calcext:value-type="float">
            <text:p>6.98987</text:p>
          </table:table-cell>
          <table:table-cell office:value-type="float" office:value="5.85656" calcext:value-type="float">
            <text:p>5.85656</text:p>
          </table:table-cell>
          <table:table-cell office:value-type="float" office:value="5.39176" calcext:value-type="float">
            <text:p>5.39176</text:p>
          </table:table-cell>
          <table:table-cell office:value-type="float" office:value="-8.64761" calcext:value-type="float">
            <text:p>-8.64761</text:p>
          </table:table-cell>
          <table:table-cell office:value-type="float" office:value="3" calcext:value-type="float">
            <text:p>3</text:p>
          </table:table-cell>
          <table:table-cell office:value-type="float" office:value="-66.9322" calcext:value-type="float">
            <text:p>-66.9322</text:p>
          </table:table-cell>
          <table:table-cell office:value-type="float" office:value="64.0685" calcext:value-type="float">
            <text:p>64.0685</text:p>
          </table:table-cell>
          <table:table-cell office:value-type="float" office:value="-37.8112" calcext:value-type="float">
            <text:p>-37.8112</text:p>
          </table:table-cell>
          <table:table-cell office:value-type="float" office:value="7.282" calcext:value-type="float">
            <text:p>7.282</text:p>
          </table:table-cell>
          <table:table-cell office:value-type="float" office:value="5.18907" calcext:value-type="float">
            <text:p>5.18907</text:p>
          </table:table-cell>
          <table:table-cell office:value-type="float" office:value="4.6501" calcext:value-type="float">
            <text:p>4.6501</text:p>
          </table:table-cell>
          <table:table-cell office:value-type="string" calcext:value-type="string">
            <text:p>design_4428</text:p>
          </table:table-cell>
          <table:table-cell office:value-type="float" office:value="-39.2557" calcext:value-type="float">
            <text:p>-39.2557</text:p>
          </table:table-cell>
          <table:table-cell office:value-type="float" office:value="0.1471" calcext:value-type="float">
            <text:p>0.1471</text:p>
          </table:table-cell>
          <table:table-cell office:value-type="float" office:value="20.569" calcext:value-type="float">
            <text:p>20.569</text:p>
          </table:table-cell>
          <table:table-cell office:value-type="float" office:value="-9.0123" calcext:value-type="float">
            <text:p>-9.0123</text:p>
          </table:table-cell>
          <table:table-cell office:value-type="float" office:value="-0.0838" calcext:value-type="float">
            <text:p>-0.0838</text:p>
          </table:table-cell>
          <table:table-cell office:value-type="float" office:value="-0.911" calcext:value-type="float">
            <text:p>-0.911</text:p>
          </table:table-cell>
          <table:table-cell office:value-type="float" office:value="-10.00721" calcext:value-type="float">
            <text:p>-10.00721</text:p>
          </table:table-cell>
          <table:table-cell office:value-type="float" office:value="-697.24" calcext:value-type="float">
            <text:p>-697.24</text:p>
          </table:table-cell>
          <table:table-cell office:value-type="float" office:value="5.2925" calcext:value-type="float">
            <text:p>5.2925</text:p>
          </table:table-cell>
          <table:table-cell office:value-type="float" office:value="-0.30849" calcext:value-type="float">
            <text:p>-0.30849</text:p>
          </table:table-cell>
          <table:table-cell office:value-type="float" office:value="-5.5601" calcext:value-type="float">
            <text:p>-5.5601</text:p>
          </table:table-cell>
          <table:table-cell office:value-type="float" office:value="0.79387" calcext:value-type="float">
            <text:p>0.79387</text:p>
          </table:table-cell>
        </table:table-row>
        <table:table-row table:style-name="ro2">
          <table:table-cell office:value-type="string" calcext:value-type="string">
            <text:p>LLLVGLLLALLGLLLGTLILI</text:p>
          </table:table-cell>
          <table:table-cell office:value-type="float" office:value="34655.6666666667" calcext:value-type="float">
            <text:p>34655.6666666667</text:p>
          </table:table-cell>
          <table:table-cell table:style-name="ce3" office:value-type="float" office:value="47399.3948115602" calcext:value-type="float">
            <text:p>47399.3948115602</text:p>
          </table:table-cell>
          <table:table-cell office:value-type="string" calcext:value-type="string">
            <text:p>leu</text:p>
          </table:table-cell>
          <table:table-cell office:value-type="float" office:value="1.33002E+020" calcext:value-type="float">
            <text:p>1.33002E+020</text:p>
          </table:table-cell>
          <table:table-cell office:value-type="float" office:value="1.10011E+017" calcext:value-type="float">
            <text:p>1.10011E+017</text:p>
          </table:table-cell>
          <table:table-cell office:value-type="string" calcext:value-type="string">
            <text:p>L--VG--LA--GL-LGT--LI</text:p>
          </table:table-cell>
          <table:table-cell office:value-type="float" office:value="1677840000" calcext:value-type="float">
            <text:p>1677840000</text:p>
          </table:table-cell>
          <table:table-cell office:value-type="float" office:value="1" calcext:value-type="float">
            <text:p>1</text:p>
          </table:table-cell>
          <table:table-cell office:value-type="float" office:value="362.19" calcext:value-type="float">
            <text:p>362.19</text:p>
          </table:table-cell>
          <table:table-cell office:value-type="float" office:value="3319.98" calcext:value-type="float">
            <text:p>3319.98</text:p>
          </table:table-cell>
          <table:table-cell office:value-type="float" office:value="3682.17" calcext:value-type="float">
            <text:p>3682.17</text:p>
          </table:table-cell>
          <table:table-cell office:value-type="float" office:value="-67.9834" calcext:value-type="float">
            <text:p>-67.9834</text:p>
          </table:table-cell>
          <table:table-cell office:value-type="float" office:value="-67.0581" calcext:value-type="float">
            <text:p>-67.0581</text:p>
          </table:table-cell>
          <table:table-cell office:value-type="float" office:value="-67.7908" calcext:value-type="float">
            <text:p>-67.7908</text:p>
          </table:table-cell>
          <table:table-cell office:value-type="float" office:value="-58.948" calcext:value-type="float">
            <text:p>-58.948</text:p>
          </table:table-cell>
          <table:table-cell office:value-type="float" office:value="-210.335" calcext:value-type="float">
            <text:p>-210.335</text:p>
          </table:table-cell>
          <table:table-cell office:value-type="float" office:value="-209.623" calcext:value-type="float">
            <text:p>-209.623</text:p>
          </table:table-cell>
          <table:table-cell office:value-type="float" office:value="-210.328" calcext:value-type="float">
            <text:p>-210.328</text:p>
          </table:table-cell>
          <table:table-cell office:value-type="float" office:value="-232.238" calcext:value-type="float">
            <text:p>-232.238</text:p>
          </table:table-cell>
          <table:table-cell office:value-type="float" office:value="-358.33" calcext:value-type="float">
            <text:p>-358.33</text:p>
          </table:table-cell>
          <table:table-cell office:value-type="float" office:value="4447.93" calcext:value-type="float">
            <text:p>4447.93</text:p>
          </table:table-cell>
          <table:table-cell office:value-type="float" office:value="3610.98" calcext:value-type="float">
            <text:p>3610.98</text:p>
          </table:table-cell>
          <table:table-cell office:value-type="float" office:value="3600.14" calcext:value-type="float">
            <text:p>3600.14</text:p>
          </table:table-cell>
          <table:table-cell office:value-type="float" office:value="54.0016" calcext:value-type="float">
            <text:p>54.0016</text:p>
          </table:table-cell>
          <table:table-cell office:value-type="float" office:value="0.000109247" calcext:value-type="float">
            <text:p>0.000109247</text:p>
          </table:table-cell>
          <table:table-cell office:value-type="float" office:value="-9.309" calcext:value-type="float">
            <text:p>-9.309</text:p>
          </table:table-cell>
          <table:table-cell office:value-type="float" office:value="3678.49" calcext:value-type="float">
            <text:p>3678.49</text:p>
          </table:table-cell>
          <table:table-cell office:value-type="float" office:value="3736.17" calcext:value-type="float">
            <text:p>3736.17</text:p>
          </table:table-cell>
          <table:table-cell office:value-type="float" office:value="3598.3" calcext:value-type="float">
            <text:p>3598.3</text:p>
          </table:table-cell>
          <table:table-cell office:value-type="float" office:value="-90.958" calcext:value-type="float">
            <text:p>-90.958</text:p>
          </table:table-cell>
          <table:table-cell office:value-type="float" office:value="3598.28" calcext:value-type="float">
            <text:p>3598.28</text:p>
          </table:table-cell>
          <table:table-cell office:value-type="float" office:value="-67.144" calcext:value-type="float">
            <text:p>-67.144</text:p>
          </table:table-cell>
          <table:table-cell office:value-type="float" office:value="482" calcext:value-type="float">
            <text:p>482</text:p>
          </table:table-cell>
          <table:table-cell office:value-type="float" office:value="72.839" calcext:value-type="float">
            <text:p>72.839</text:p>
          </table:table-cell>
          <table:table-cell office:value-type="float" office:value="-46.3992" calcext:value-type="float">
            <text:p>-46.3992</text:p>
          </table:table-cell>
          <table:table-cell office:value-type="float" office:value="62.2729" calcext:value-type="float">
            <text:p>62.2729</text:p>
          </table:table-cell>
          <table:table-cell office:value-type="float" office:value="-45.3544" calcext:value-type="float">
            <text:p>-45.3544</text:p>
          </table:table-cell>
          <table:table-cell office:value-type="float" office:value="6.70226" calcext:value-type="float">
            <text:p>6.70226</text:p>
          </table:table-cell>
          <table:table-cell office:value-type="float" office:value="1.86672" calcext:value-type="float">
            <text:p>1.86672</text:p>
          </table:table-cell>
          <table:table-cell office:value-type="float" office:value="1.30081" calcext:value-type="float">
            <text:p>1.30081</text:p>
          </table:table-cell>
          <table:table-cell office:value-type="float" office:value="3469.17" calcext:value-type="float">
            <text:p>3469.17</text:p>
          </table:table-cell>
          <table:table-cell office:value-type="float" office:value="-46.3992" calcext:value-type="float">
            <text:p>-46.3992</text:p>
          </table:table-cell>
          <table:table-cell office:value-type="float" office:value="64.2808" calcext:value-type="float">
            <text:p>64.2808</text:p>
          </table:table-cell>
          <table:table-cell office:value-type="float" office:value="-38.4034" calcext:value-type="float">
            <text:p>-38.4034</text:p>
          </table:table-cell>
          <table:table-cell office:value-type="float" office:value="3678.49" calcext:value-type="float">
            <text:p>3678.49</text:p>
          </table:table-cell>
          <table:table-cell office:value-type="float" office:value="6.6622" calcext:value-type="float">
            <text:p>6.6622</text:p>
          </table:table-cell>
          <table:table-cell office:value-type="float" office:value="2.13779" calcext:value-type="float">
            <text:p>2.13779</text:p>
          </table:table-cell>
          <table:table-cell office:value-type="float" office:value="1.602" calcext:value-type="float">
            <text:p>1.602</text:p>
          </table:table-cell>
          <table:table-cell office:value-type="float" office:value="3678.31" calcext:value-type="float">
            <text:p>3678.31</text:p>
          </table:table-cell>
          <table:table-cell office:value-type="float" office:value="0" calcext:value-type="float">
            <text:p>0</text:p>
          </table:table-cell>
          <table:table-cell office:value-type="float" office:value="-46.3992" calcext:value-type="float">
            <text:p>-46.3992</text:p>
          </table:table-cell>
          <table:table-cell office:value-type="float" office:value="64.2808" calcext:value-type="float">
            <text:p>64.2808</text:p>
          </table:table-cell>
          <table:table-cell office:value-type="float" office:value="-38.4034" calcext:value-type="float">
            <text:p>-38.4034</text:p>
          </table:table-cell>
          <table:table-cell office:value-type="float" office:value="6.6622" calcext:value-type="float">
            <text:p>6.6622</text:p>
          </table:table-cell>
          <table:table-cell office:value-type="float" office:value="2.13779" calcext:value-type="float">
            <text:p>2.13779</text:p>
          </table:table-cell>
          <table:table-cell office:value-type="float" office:value="1.602" calcext:value-type="float">
            <text:p>1.602</text:p>
          </table:table-cell>
          <table:table-cell office:value-type="string" calcext:value-type="string">
            <text:p>design_4736</text:p>
          </table:table-cell>
          <table:table-cell office:value-type="float" office:value="-23.814" calcext:value-type="float">
            <text:p>-23.814</text:p>
          </table:table-cell>
          <table:table-cell office:value-type="float" office:value="-8.1101" calcext:value-type="float">
            <text:p>-8.1101</text:p>
          </table:table-cell>
          <table:table-cell office:value-type="float" office:value="22.615" calcext:value-type="float">
            <text:p>22.615</text:p>
          </table:table-cell>
          <table:table-cell office:value-type="float" office:value="-3689.238" calcext:value-type="float">
            <text:p>-3689.238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705" calcext:value-type="float">
            <text:p>0.705</text:p>
          </table:table-cell>
          <table:table-cell office:value-type="float" office:value="-3687.799" calcext:value-type="float">
            <text:p>-3687.799</text:p>
          </table:table-cell>
          <table:table-cell office:value-type="float" office:value="-836.95" calcext:value-type="float">
            <text:p>-836.95</text:p>
          </table:table-cell>
          <table:table-cell office:value-type="float" office:value="-2.0079" calcext:value-type="float">
            <text:p>-2.0079</text:p>
          </table:table-cell>
          <table:table-cell office:value-type="float" office:value="0.04006" calcext:value-type="float">
            <text:p>0.04006</text:p>
          </table:table-cell>
          <table:table-cell office:value-type="float" office:value="-6.951" calcext:value-type="float">
            <text:p>-6.951</text:p>
          </table:table-cell>
          <table:table-cell office:value-type="float" office:value="-0.30119" calcext:value-type="float">
            <text:p>-0.30119</text:p>
          </table:table-cell>
        </table:table-row>
        <table:table-row table:style-name="ro2">
          <table:table-cell office:value-type="string" calcext:value-type="string">
            <text:p>LLLAVLLLTLLGGLLFALILI</text:p>
          </table:table-cell>
          <table:table-cell office:value-type="float" office:value="35220" calcext:value-type="float">
            <text:p>35220</text:p>
          </table:table-cell>
          <table:table-cell table:style-name="ce3" office:value-type="float" office:value="47734.5802221317" calcext:value-type="float">
            <text:p>47734.5802221317</text:p>
          </table:table-cell>
          <table:table-cell office:value-type="string" calcext:value-type="string">
            <text:p>leu</text:p>
          </table:table-cell>
          <table:table-cell office:value-type="float" office:value="1.33002E+020" calcext:value-type="float">
            <text:p>1.33002E+020</text:p>
          </table:table-cell>
          <table:table-cell office:value-type="float" office:value="1.10011E+017" calcext:value-type="float">
            <text:p>1.10011E+017</text:p>
          </table:table-cell>
          <table:table-cell office:value-type="string" calcext:value-type="string">
            <text:p>L--AV--LTL-GG--FA--LI</text:p>
          </table:table-cell>
          <table:table-cell office:value-type="float" office:value="1677830000" calcext:value-type="float">
            <text:p>1677830000</text:p>
          </table:table-cell>
          <table:table-cell office:value-type="float" office:value="0.98" calcext:value-type="float">
            <text:p>0.98</text:p>
          </table:table-cell>
          <table:table-cell office:value-type="float" office:value="343.892" calcext:value-type="float">
            <text:p>343.892</text:p>
          </table:table-cell>
          <table:table-cell office:value-type="float" office:value="-348.01" calcext:value-type="float">
            <text:p>-348.01</text:p>
          </table:table-cell>
          <table:table-cell office:value-type="float" office:value="-4.11827" calcext:value-type="float">
            <text:p>-4.11827</text:p>
          </table:table-cell>
          <table:table-cell office:value-type="float" office:value="-60.1092" calcext:value-type="float">
            <text:p>-60.1092</text:p>
          </table:table-cell>
          <table:table-cell office:value-type="float" office:value="-59.418" calcext:value-type="float">
            <text:p>-59.418</text:p>
          </table:table-cell>
          <table:table-cell office:value-type="float" office:value="-59.9122" calcext:value-type="float">
            <text:p>-59.9122</text:p>
          </table:table-cell>
          <table:table-cell office:value-type="float" office:value="-58.9275" calcext:value-type="float">
            <text:p>-58.9275</text:p>
          </table:table-cell>
          <table:table-cell office:value-type="float" office:value="-213.131" calcext:value-type="float">
            <text:p>-213.131</text:p>
          </table:table-cell>
          <table:table-cell office:value-type="float" office:value="-213.457" calcext:value-type="float">
            <text:p>-213.457</text:p>
          </table:table-cell>
          <table:table-cell office:value-type="float" office:value="-213.126" calcext:value-type="float">
            <text:p>-213.126</text:p>
          </table:table-cell>
          <table:table-cell office:value-type="float" office:value="-234.558" calcext:value-type="float">
            <text:p>-234.558</text:p>
          </table:table-cell>
          <table:table-cell office:value-type="float" office:value="-343.455" calcext:value-type="float">
            <text:p>-343.455</text:p>
          </table:table-cell>
          <table:table-cell office:value-type="float" office:value="4484.95" calcext:value-type="float">
            <text:p>4484.95</text:p>
          </table:table-cell>
          <table:table-cell office:value-type="float" office:value="3778.36" calcext:value-type="float">
            <text:p>3778.36</text:p>
          </table:table-cell>
          <table:table-cell office:value-type="float" office:value="3619.15" calcext:value-type="float">
            <text:p>3619.15</text:p>
          </table:table-cell>
          <table:table-cell office:value-type="float" office:value="48.9583" calcext:value-type="float">
            <text:p>48.9583</text:p>
          </table:table-cell>
          <table:table-cell office:value-type="float" office:value="0.000256091" calcext:value-type="float">
            <text:p>0.000256091</text:p>
          </table:table-cell>
          <table:table-cell office:value-type="float" office:value="-12.0832" calcext:value-type="float">
            <text:p>-12.0832</text:p>
          </table:table-cell>
          <table:table-cell office:value-type="float" office:value="-4.37516" calcext:value-type="float">
            <text:p>-4.37516</text:p>
          </table:table-cell>
          <table:table-cell office:value-type="float" office:value="44.84" calcext:value-type="float">
            <text:p>44.84</text:p>
          </table:table-cell>
          <table:table-cell office:value-type="float" office:value="-74.7701" calcext:value-type="float">
            <text:p>-74.7701</text:p>
          </table:table-cell>
          <table:table-cell office:value-type="float" office:value="-82.6627" calcext:value-type="float">
            <text:p>-82.6627</text:p>
          </table:table-cell>
          <table:table-cell office:value-type="float" office:value="-74.7921" calcext:value-type="float">
            <text:p>-74.7921</text:p>
          </table:table-cell>
          <table:table-cell office:value-type="float" office:value="-49.969" calcext:value-type="float">
            <text:p>-49.969</text:p>
          </table:table-cell>
          <table:table-cell office:value-type="float" office:value="499" calcext:value-type="float">
            <text:p>499</text:p>
          </table:table-cell>
          <table:table-cell office:value-type="float" office:value="135.765" calcext:value-type="float">
            <text:p>135.765</text:p>
          </table:table-cell>
          <table:table-cell office:value-type="float" office:value="-31.4809" calcext:value-type="float">
            <text:p>-31.4809</text:p>
          </table:table-cell>
          <table:table-cell office:value-type="float" office:value="69.6911" calcext:value-type="float">
            <text:p>69.6911</text:p>
          </table:table-cell>
          <table:table-cell office:value-type="float" office:value="-43.8059" calcext:value-type="float">
            <text:p>-43.8059</text:p>
          </table:table-cell>
          <table:table-cell office:value-type="float" office:value="7.30848" calcext:value-type="float">
            <text:p>7.30848</text:p>
          </table:table-cell>
          <table:table-cell office:value-type="float" office:value="0.630429" calcext:value-type="float">
            <text:p>0.630429</text:p>
          </table:table-cell>
          <table:table-cell office:value-type="float" office:value="0.175795" calcext:value-type="float">
            <text:p>0.175795</text:p>
          </table:table-cell>
          <table:table-cell office:value-type="float" office:value="-8.86267" calcext:value-type="float">
            <text:p>-8.86267</text:p>
          </table:table-cell>
          <table:table-cell office:value-type="float" office:value="-31.4809" calcext:value-type="float">
            <text:p>-31.4809</text:p>
          </table:table-cell>
          <table:table-cell office:value-type="float" office:value="69.1051" calcext:value-type="float">
            <text:p>69.1051</text:p>
          </table:table-cell>
          <table:table-cell office:value-type="float" office:value="-41.7031" calcext:value-type="float">
            <text:p>-41.7031</text:p>
          </table:table-cell>
          <table:table-cell office:value-type="float" office:value="-4.37516" calcext:value-type="float">
            <text:p>-4.37516</text:p>
          </table:table-cell>
          <table:table-cell office:value-type="float" office:value="7.1894" calcext:value-type="float">
            <text:p>7.1894</text:p>
          </table:table-cell>
          <table:table-cell office:value-type="float" office:value="0.551324" calcext:value-type="float">
            <text:p>0.551324</text:p>
          </table:table-cell>
          <table:table-cell office:value-type="float" office:value="0.0879" calcext:value-type="float">
            <text:p>0.0879</text:p>
          </table:table-cell>
          <table:table-cell office:value-type="float" office:value="-4.55539" calcext:value-type="float">
            <text:p>-4.55539</text:p>
          </table:table-cell>
          <table:table-cell office:value-type="float" office:value="0" calcext:value-type="float">
            <text:p>0</text:p>
          </table:table-cell>
          <table:table-cell office:value-type="float" office:value="-31.4809" calcext:value-type="float">
            <text:p>-31.4809</text:p>
          </table:table-cell>
          <table:table-cell office:value-type="float" office:value="69.1051" calcext:value-type="float">
            <text:p>69.1051</text:p>
          </table:table-cell>
          <table:table-cell office:value-type="float" office:value="-41.7031" calcext:value-type="float">
            <text:p>-41.7031</text:p>
          </table:table-cell>
          <table:table-cell office:value-type="float" office:value="7.1894" calcext:value-type="float">
            <text:p>7.1894</text:p>
          </table:table-cell>
          <table:table-cell office:value-type="float" office:value="0.551324" calcext:value-type="float">
            <text:p>0.551324</text:p>
          </table:table-cell>
          <table:table-cell office:value-type="float" office:value="0.0879" calcext:value-type="float">
            <text:p>0.0879</text:p>
          </table:table-cell>
          <table:table-cell office:value-type="string" calcext:value-type="string">
            <text:p>design_4640</text:p>
          </table:table-cell>
          <table:table-cell office:value-type="float" office:value="-32.6937" calcext:value-type="float">
            <text:p>-32.6937</text:p>
          </table:table-cell>
          <table:table-cell office:value-type="float" office:value="-0.4905" calcext:value-type="float">
            <text:p>-0.4905</text:p>
          </table:table-cell>
          <table:table-cell office:value-type="float" office:value="21.101" calcext:value-type="float">
            <text:p>21.101</text:p>
          </table:table-cell>
          <table:table-cell office:value-type="float" office:value="-7.8706" calcext:value-type="float">
            <text:p>-7.8706</text:p>
          </table:table-cell>
          <table:table-cell office:value-type="float" office:value="0.4942" calcext:value-type="float">
            <text:p>0.4942</text:p>
          </table:table-cell>
          <table:table-cell office:value-type="float" office:value="-0.331" calcext:value-type="float">
            <text:p>-0.331</text:p>
          </table:table-cell>
          <table:table-cell office:value-type="float" office:value="-7.70804" calcext:value-type="float">
            <text:p>-7.70804</text:p>
          </table:table-cell>
          <table:table-cell office:value-type="float" office:value="-706.59" calcext:value-type="float">
            <text:p>-706.59</text:p>
          </table:table-cell>
          <table:table-cell office:value-type="float" office:value="0.586" calcext:value-type="float">
            <text:p>0.586</text:p>
          </table:table-cell>
          <table:table-cell office:value-type="float" office:value="0.11908" calcext:value-type="float">
            <text:p>0.11908</text:p>
          </table:table-cell>
          <table:table-cell office:value-type="float" office:value="-2.1028" calcext:value-type="float">
            <text:p>-2.1028</text:p>
          </table:table-cell>
          <table:table-cell office:value-type="float" office:value="0.087895" calcext:value-type="float">
            <text:p>0.087895</text:p>
          </table:table-cell>
        </table:table-row>
        <table:table-row table:style-name="ro2">
          <table:table-cell office:value-type="string" calcext:value-type="string">
            <text:p>LLLYVLLGALLGILLTLLILI</text:p>
          </table:table-cell>
          <table:table-cell office:value-type="float" office:value="51062.3333333333" calcext:value-type="float">
            <text:p>51062.3333333333</text:p>
          </table:table-cell>
          <table:table-cell table:style-name="ce3" office:value-type="float" office:value="88200.3750312679" calcext:value-type="float">
            <text:p>88200.3750312679</text:p>
          </table:table-cell>
          <table:table-cell office:value-type="string" calcext:value-type="string">
            <text:p>leu</text:p>
          </table:table-cell>
          <table:table-cell office:value-type="float" office:value="1.33002E+020" calcext:value-type="float">
            <text:p>1.33002E+020</text:p>
          </table:table-cell>
          <table:table-cell office:value-type="float" office:value="1.10011E+017" calcext:value-type="float">
            <text:p>1.10011E+017</text:p>
          </table:table-cell>
          <table:table-cell office:value-type="string" calcext:value-type="string">
            <text:p>L--YV--GA--GI--TL--LI</text:p>
          </table:table-cell>
          <table:table-cell office:value-type="float" office:value="1677830000" calcext:value-type="float">
            <text:p>1677830000</text:p>
          </table:table-cell>
          <table:table-cell office:value-type="float" office:value="0.96" calcext:value-type="float">
            <text:p>0.96</text:p>
          </table:table-cell>
          <table:table-cell office:value-type="float" office:value="353.136" calcext:value-type="float">
            <text:p>353.136</text:p>
          </table:table-cell>
          <table:table-cell office:value-type="float" office:value="-373.538" calcext:value-type="float">
            <text:p>-373.538</text:p>
          </table:table-cell>
          <table:table-cell office:value-type="float" office:value="-20.4018" calcext:value-type="float">
            <text:p>-20.4018</text:p>
          </table:table-cell>
          <table:table-cell office:value-type="float" office:value="-61.65" calcext:value-type="float">
            <text:p>-61.65</text:p>
          </table:table-cell>
          <table:table-cell office:value-type="float" office:value="-66.9225" calcext:value-type="float">
            <text:p>-66.9225</text:p>
          </table:table-cell>
          <table:table-cell office:value-type="float" office:value="-61.4605" calcext:value-type="float">
            <text:p>-61.4605</text:p>
          </table:table-cell>
          <table:table-cell office:value-type="float" office:value="-58.9275" calcext:value-type="float">
            <text:p>-58.9275</text:p>
          </table:table-cell>
          <table:table-cell office:value-type="float" office:value="-219.154" calcext:value-type="float">
            <text:p>-219.154</text:p>
          </table:table-cell>
          <table:table-cell office:value-type="float" office:value="-219.158" calcext:value-type="float">
            <text:p>-219.158</text:p>
          </table:table-cell>
          <table:table-cell office:value-type="float" office:value="-219.151" calcext:value-type="float">
            <text:p>-219.151</text:p>
          </table:table-cell>
          <table:table-cell office:value-type="float" office:value="-244.277" calcext:value-type="float">
            <text:p>-244.277</text:p>
          </table:table-cell>
          <table:table-cell office:value-type="float" office:value="-356.237" calcext:value-type="float">
            <text:p>-356.237</text:p>
          </table:table-cell>
          <table:table-cell office:value-type="float" office:value="4526.23" calcext:value-type="float">
            <text:p>4526.23</text:p>
          </table:table-cell>
          <table:table-cell office:value-type="float" office:value="3702.78" calcext:value-type="float">
            <text:p>3702.78</text:p>
          </table:table-cell>
          <table:table-cell office:value-type="float" office:value="3692.86" calcext:value-type="float">
            <text:p>3692.86</text:p>
          </table:table-cell>
          <table:table-cell office:value-type="float" office:value="49.9472" calcext:value-type="float">
            <text:p>49.9472</text:p>
          </table:table-cell>
          <table:table-cell office:value-type="float" office:value="0.000216692" calcext:value-type="float">
            <text:p>0.000216692</text:p>
          </table:table-cell>
          <table:table-cell office:value-type="float" office:value="-27.8696" calcext:value-type="float">
            <text:p>-27.8696</text:p>
          </table:table-cell>
          <table:table-cell office:value-type="float" office:value="-17.126" calcext:value-type="float">
            <text:p>-17.126</text:p>
          </table:table-cell>
          <table:table-cell office:value-type="float" office:value="29.5454" calcext:value-type="float">
            <text:p>29.5454</text:p>
          </table:table-cell>
          <table:table-cell office:value-type="float" office:value="-92.734" calcext:value-type="float">
            <text:p>-92.734</text:p>
          </table:table-cell>
          <table:table-cell office:value-type="float" office:value="-98.0257" calcext:value-type="float">
            <text:p>-98.0257</text:p>
          </table:table-cell>
          <table:table-cell office:value-type="float" office:value="-92.7513" calcext:value-type="float">
            <text:p>-92.7513</text:p>
          </table:table-cell>
          <table:table-cell office:value-type="float" office:value="-53.0326" calcext:value-type="float">
            <text:p>-53.0326</text:p>
          </table:table-cell>
          <table:table-cell office:value-type="float" office:value="483" calcext:value-type="float">
            <text:p>483</text:p>
          </table:table-cell>
          <table:table-cell office:value-type="float" office:value="66.6396" calcext:value-type="float">
            <text:p>66.6396</text:p>
          </table:table-cell>
          <table:table-cell office:value-type="float" office:value="-72.8097" calcext:value-type="float">
            <text:p>-72.8097</text:p>
          </table:table-cell>
          <table:table-cell office:value-type="float" office:value="59.6147" calcext:value-type="float">
            <text:p>59.6147</text:p>
          </table:table-cell>
          <table:table-cell office:value-type="float" office:value="-44.7519" calcext:value-type="float">
            <text:p>-44.7519</text:p>
          </table:table-cell>
          <table:table-cell office:value-type="float" office:value="6.64093" calcext:value-type="float">
            <text:p>6.64093</text:p>
          </table:table-cell>
          <table:table-cell office:value-type="float" office:value="5.46943" calcext:value-type="float">
            <text:p>5.46943</text:p>
          </table:table-cell>
          <table:table-cell office:value-type="float" office:value="4.86365" calcext:value-type="float">
            <text:p>4.86365</text:p>
          </table:table-cell>
          <table:table-cell office:value-type="float" office:value="-25.2442" calcext:value-type="float">
            <text:p>-25.2442</text:p>
          </table:table-cell>
          <table:table-cell office:value-type="float" office:value="-72.8097" calcext:value-type="float">
            <text:p>-72.8097</text:p>
          </table:table-cell>
          <table:table-cell office:value-type="float" office:value="60.8563" calcext:value-type="float">
            <text:p>60.8563</text:p>
          </table:table-cell>
          <table:table-cell office:value-type="float" office:value="-43.7016" calcext:value-type="float">
            <text:p>-43.7016</text:p>
          </table:table-cell>
          <table:table-cell office:value-type="float" office:value="-17.126" calcext:value-type="float">
            <text:p>-17.126</text:p>
          </table:table-cell>
          <table:table-cell office:value-type="float" office:value="6.839" calcext:value-type="float">
            <text:p>6.839</text:p>
          </table:table-cell>
          <table:table-cell office:value-type="float" office:value="5.63706" calcext:value-type="float">
            <text:p>5.63706</text:p>
          </table:table-cell>
          <table:table-cell office:value-type="float" office:value="5.0499" calcext:value-type="float">
            <text:p>5.0499</text:p>
          </table:table-cell>
          <table:table-cell office:value-type="float" office:value="-17.3006" calcext:value-type="float">
            <text:p>-17.3006</text:p>
          </table:table-cell>
          <table:table-cell office:value-type="float" office:value="0" calcext:value-type="float">
            <text:p>0</text:p>
          </table:table-cell>
          <table:table-cell office:value-type="float" office:value="-72.8097" calcext:value-type="float">
            <text:p>-72.8097</text:p>
          </table:table-cell>
          <table:table-cell office:value-type="float" office:value="60.8563" calcext:value-type="float">
            <text:p>60.8563</text:p>
          </table:table-cell>
          <table:table-cell office:value-type="float" office:value="-43.7016" calcext:value-type="float">
            <text:p>-43.7016</text:p>
          </table:table-cell>
          <table:table-cell office:value-type="float" office:value="6.839" calcext:value-type="float">
            <text:p>6.839</text:p>
          </table:table-cell>
          <table:table-cell office:value-type="float" office:value="5.63706" calcext:value-type="float">
            <text:p>5.63706</text:p>
          </table:table-cell>
          <table:table-cell office:value-type="float" office:value="5.0499" calcext:value-type="float">
            <text:p>5.0499</text:p>
          </table:table-cell>
          <table:table-cell office:value-type="string" calcext:value-type="string">
            <text:p>design_4198</text:p>
          </table:table-cell>
          <table:table-cell office:value-type="float" office:value="-44.9931" calcext:value-type="float">
            <text:p>-44.9931</text:p>
          </table:table-cell>
          <table:table-cell office:value-type="float" office:value="-7.995" calcext:value-type="float">
            <text:p>-7.995</text:p>
          </table:table-cell>
          <table:table-cell office:value-type="float" office:value="25.119" calcext:value-type="float">
            <text:p>25.119</text:p>
          </table:table-cell>
          <table:table-cell office:value-type="float" office:value="-5.2744" calcext:value-type="float">
            <text:p>-5.2744</text:p>
          </table:table-cell>
          <table:table-cell office:value-type="float" office:value="-5.462" calcext:value-type="float">
            <text:p>-5.462</text:p>
          </table:table-cell>
          <table:table-cell office:value-type="float" office:value="-0.007" calcext:value-type="float">
            <text:p>-0.007</text:p>
          </table:table-cell>
          <table:table-cell office:value-type="float" office:value="-10.7436" calcext:value-type="float">
            <text:p>-10.7436</text:p>
          </table:table-cell>
          <table:table-cell office:value-type="float" office:value="-823.45" calcext:value-type="float">
            <text:p>-823.45</text:p>
          </table:table-cell>
          <table:table-cell office:value-type="float" office:value="-1.2416" calcext:value-type="float">
            <text:p>-1.2416</text:p>
          </table:table-cell>
          <table:table-cell office:value-type="float" office:value="-0.19807" calcext:value-type="float">
            <text:p>-0.19807</text:p>
          </table:table-cell>
          <table:table-cell office:value-type="float" office:value="-1.0503" calcext:value-type="float">
            <text:p>-1.0503</text:p>
          </table:table-cell>
          <table:table-cell office:value-type="float" office:value="-0.18625" calcext:value-type="float">
            <text:p>-0.18625</text:p>
          </table:table-cell>
        </table:table-row>
        <table:table-row table:style-name="ro2">
          <table:table-cell table:style-name="Default"/>
          <table:table-cell table:number-columns-repeated="69"/>
        </table:table-row>
        <table:table-row table:style-name="ro2">
          <table:table-cell table:style-name="Default"/>
          <table:table-cell office:value-type="string" calcext:value-type="string">
            <text:p>TOXGREEN Fluor</text:p>
          </table:table-cell>
          <table:table-cell office:value-type="string" calcext:value-type="string">
            <text:p>Left Reconstructed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pa</text:p>
          </table:table-cell>
          <table:table-cell office:value-type="float" office:value="51264" calcext:value-type="float">
            <text:p>51264</text:p>
          </table:table-cell>
          <table:table-cell office:value-type="float" office:value="96472.9794933655" calcext:value-type="float">
            <text:p>96472.9794933655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83I</text:p>
          </table:table-cell>
          <table:table-cell office:value-type="float" office:value="31076" calcext:value-type="float">
            <text:p>31076</text:p>
          </table:table-cell>
          <table:table-cell office:value-type="float" office:value="37419.252110977" calcext:value-type="float">
            <text:p>37419.252110977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7</text:p>
          </table:table-cell>
          <table:table-cell office:value-type="float" office:value="36197" calcext:value-type="float">
            <text:p>36197</text:p>
          </table:table-cell>
          <table:table-cell office:value-type="float" office:value="56076.2967430639" calcext:value-type="float">
            <text:p>56076.2967430639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11</text:p>
          </table:table-cell>
          <table:table-cell office:value-type="float" office:value="55313" calcext:value-type="float">
            <text:p>55313</text:p>
          </table:table-cell>
          <table:table-cell office:value-type="float" office:value="100198.142340169" calcext:value-type="float">
            <text:p>100198.142340169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otamerValu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Sequenc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Dimerw/Baseline</text:p>
          </table:table-cell>
          <table:table-cell office:value-type="string" calcext:value-type="string">
            <text:p>HBONDDimer</text:p>
          </table:table-cell>
          <table:table-cell office:value-type="string" calcext:value-type="string">
            <text:p>HBONDDimerOptimize</text:p>
          </table:table-cell>
          <table:table-cell office:value-type="string" calcext:value-type="string">
            <text:p>HBONDDimerPreOptimize</text:p>
          </table:table-cell>
          <table:table-cell office:value-type="string" calcext:value-type="string">
            <text:p>HBONDMonomer</text:p>
          </table:table-cell>
          <table:table-cell office:value-type="string" calcext:value-type="string">
            <text:p>IMM1Dimer</text:p>
          </table:table-cell>
          <table:table-cell office:value-type="string" calcext:value-type="string">
            <text:p>IMM1DimerOptimize</text:p>
          </table:table-cell>
          <table:table-cell office:value-type="string" calcext:value-type="string">
            <text:p>IMM1DimerPreOptimize</text:p>
          </table:table-cell>
          <table:table-cell office:value-type="string" calcext:value-type="string">
            <text:p>IMM1Monomer</text:p>
          </table:table-cell>
          <table:table-cell office:value-type="string" calcext:value-type="string">
            <text:p>Monomer</text:p>
          </table:table-cell>
          <table:table-cell office:value-type="string" calcext:value-type="string">
            <text:p>MonomerSasa</text:p>
          </table:table-cell>
          <table:table-cell office:value-type="string" calcext:value-type="string">
            <text:p>OptimizeSasa</text:p>
          </table:table-cell>
          <table:table-cell office:value-type="string" calcext:value-type="string">
            <text:p>PreBBOptimizeSasa</text:p>
          </table:table-cell>
          <table:table-cell office:value-type="string" calcext:value-type="string">
            <text:p>SequenceEntropy</text:p>
          </table:table-cell>
          <table:table-cell office:value-type="string" calcext:value-type="string">
            <text:p>SequenceProbabil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PreOptimize</text:p>
          </table:table-cell>
          <table:table-cell office:value-type="string" calcext:value-type="string">
            <text:p>Totalw/Entropy</text:p>
          </table:table-cell>
          <table:table-cell office:value-type="string" calcext:value-type="string">
            <text:p>VDWDimer</text:p>
          </table:table-cell>
          <table:table-cell office:value-type="string" calcext:value-type="string">
            <text:p>VDWDimerOptimize</text:p>
          </table:table-cell>
          <table:table-cell office:value-type="string" calcext:value-type="string">
            <text:p>VDWDimerPreOptimize</text:p>
          </table:table-cell>
          <table:table-cell office:value-type="string" calcext:value-type="string">
            <text:p>VDWMonomer</text:p>
          </table:table-cell>
          <table:table-cell office:value-type="string" calcext:value-type="string">
            <text:p>acceptCycleNumber</text:p>
          </table:table-cell>
          <table:table-cell office:value-type="string" calcext:value-type="string">
            <text:p>acceptTemp</text:p>
          </table:table-cell>
          <table:table-cell office:value-type="string" calcext:value-type="string">
            <text:p>endAxialRotation</text:p>
          </table:table-cell>
          <table:table-cell office:value-type="string" calcext:value-type="string">
            <text:p>endAxialRotationPrime</text:p>
          </table:table-cell>
          <table:table-cell office:value-type="string" calcext:value-type="string">
            <text:p>endCrossingAngle</text:p>
          </table:table-cell>
          <table:table-cell office:value-type="string" calcext:value-type="string">
            <text:p>endXShift</text:p>
          </table:table-cell>
          <table:table-cell office:value-type="string" calcext:value-type="string">
            <text:p>endZShift</text:p>
          </table:table-cell>
          <table:table-cell office:value-type="string" calcext:value-type="string">
            <text:p>endZShiftPrime</text:p>
          </table:table-cell>
          <table:table-cell office:value-type="string" calcext:value-type="string">
            <text:p>firstRepackEnergy</text:p>
          </table:table-cell>
          <table:table-cell office:value-type="string" calcext:value-type="string">
            <text:p>preOptimizeAxialRotation</text:p>
          </table:table-cell>
          <table:table-cell office:value-type="string" calcext:value-type="string">
            <text:p>preOptimizeAxialRotationPrime</text:p>
          </table:table-cell>
          <table:table-cell office:value-type="string" calcext:value-type="string">
            <text:p>preOptimizeCrossingAngle</text:p>
          </table:table-cell>
          <table:table-cell office:value-type="string" calcext:value-type="string">
            <text:p>preOptimizeEnergy</text:p>
          </table:table-cell>
          <table:table-cell office:value-type="string" calcext:value-type="string">
            <text:p>preOptimizeXShift</text:p>
          </table:table-cell>
          <table:table-cell office:value-type="string" calcext:value-type="string">
            <text:p>preOptimizeZShift</text:p>
          </table:table-cell>
          <table:table-cell office:value-type="string" calcext:value-type="string">
            <text:p>preOptimizeZShiftPrime</text:p>
          </table:table-cell>
          <table:table-cell office:value-type="string" calcext:value-type="string">
            <text:p>preRepackTotal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startAxialRotation</text:p>
          </table:table-cell>
          <table:table-cell office:value-type="string" calcext:value-type="string">
            <text:p>startAxialRotationPrime</text:p>
          </table:table-cell>
          <table:table-cell office:value-type="string" calcext:value-type="string">
            <text:p>startCrossingAngle</text:p>
          </table:table-cell>
          <table:table-cell office:value-type="string" calcext:value-type="string">
            <text:p>startXShift</text:p>
          </table:table-cell>
          <table:table-cell office:value-type="string" calcext:value-type="string">
            <text:p>startZShift</text:p>
          </table:table-cell>
          <table:table-cell office:value-type="string" calcext:value-type="string">
            <text:p>startZShiftPrim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VDWRepackDiff</text:p>
          </table:table-cell>
          <table:table-cell office:value-type="string" calcext:value-type="string">
            <text:p>HBONDRepackDiff</text:p>
          </table:table-cell>
          <table:table-cell office:value-type="string" calcext:value-type="string">
            <text:p>IMM1RepackDiff</text:p>
          </table:table-cell>
          <table:table-cell office:value-type="string" calcext:value-type="string">
            <text:p>RepackChange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</table:table-row>
        <table:table-row table:style-name="ro2">
          <table:table-cell office:value-type="string" calcext:value-type="string">
            <text:p>LLLLWALLFVLATLLSLLILI</text:p>
          </table:table-cell>
          <table:table-cell office:value-type="float" office:value="32897.3333333333" calcext:value-type="float">
            <text:p>32897.3333333333</text:p>
          </table:table-cell>
          <table:table-cell table:style-name="ce3" office:value-type="float" office:value="37659.5875736278" calcext:value-type="float">
            <text:p>37659.5875736278</text:p>
          </table:table-cell>
          <table:table-cell office:value-type="string" calcext:value-type="string">
            <text:p>leu</text:p>
          </table:table-cell>
          <table:table-cell office:value-type="float" office:value="1.033E+020" calcext:value-type="float">
            <text:p>1.033E+020</text:p>
          </table:table-cell>
          <table:table-cell office:value-type="float" office:value="1.10011E+016" calcext:value-type="float">
            <text:p>1.10011E+016</text:p>
          </table:table-cell>
          <table:table-cell office:value-type="string" calcext:value-type="string">
            <text:p>LL--WA-LFV-AT-LSL-I--</text:p>
          </table:table-cell>
          <table:table-cell office:value-type="float" office:value="1677890000" calcext:value-type="float">
            <text:p>1677890000</text:p>
          </table:table-cell>
          <table:table-cell office:value-type="float" office:value="0.9" calcext:value-type="float">
            <text:p>0.9</text:p>
          </table:table-cell>
          <table:table-cell office:value-type="float" office:value="365.714" calcext:value-type="float">
            <text:p>365.714</text:p>
          </table:table-cell>
          <table:table-cell office:value-type="float" office:value="-370.692" calcext:value-type="float">
            <text:p>-370.692</text:p>
          </table:table-cell>
          <table:table-cell office:value-type="float" office:value="-4.97799" calcext:value-type="float">
            <text:p>-4.97799</text:p>
          </table:table-cell>
          <table:table-cell office:value-type="float" office:value="-74.2109" calcext:value-type="float">
            <text:p>-74.2109</text:p>
          </table:table-cell>
          <table:table-cell table:number-columns-repeated="2" office:value-type="float" office:value="-74.1466" calcext:value-type="float">
            <text:p>-74.1466</text:p>
          </table:table-cell>
          <table:table-cell office:value-type="float" office:value="-74.2109" calcext:value-type="float">
            <text:p>-74.2109</text:p>
          </table:table-cell>
          <table:table-cell office:value-type="float" office:value="-220.752" calcext:value-type="float">
            <text:p>-220.752</text:p>
          </table:table-cell>
          <table:table-cell office:value-type="float" office:value="-223.595" calcext:value-type="float">
            <text:p>-223.595</text:p>
          </table:table-cell>
          <table:table-cell office:value-type="float" office:value="-220.747" calcext:value-type="float">
            <text:p>-220.747</text:p>
          </table:table-cell>
          <table:table-cell office:value-type="float" office:value="-246.73" calcext:value-type="float">
            <text:p>-246.73</text:p>
          </table:table-cell>
          <table:table-cell office:value-type="float" office:value="-371.924" calcext:value-type="float">
            <text:p>-371.924</text:p>
          </table:table-cell>
          <table:table-cell office:value-type="float" office:value="4557.61" calcext:value-type="float">
            <text:p>4557.61</text:p>
          </table:table-cell>
          <table:table-cell office:value-type="float" office:value="3690.45" calcext:value-type="float">
            <text:p>3690.45</text:p>
          </table:table-cell>
          <table:table-cell office:value-type="float" office:value="3643.19" calcext:value-type="float">
            <text:p>3643.19</text:p>
          </table:table-cell>
          <table:table-cell office:value-type="float" office:value="52.3297" calcext:value-type="float">
            <text:p>52.3297</text:p>
          </table:table-cell>
          <table:table-cell office:value-type="float" office:value="0.000144899" calcext:value-type="float">
            <text:p>0.000144899</text:p>
          </table:table-cell>
          <table:table-cell office:value-type="float" office:value="-10.1018" calcext:value-type="float">
            <text:p>-10.1018</text:p>
          </table:table-cell>
          <table:table-cell office:value-type="float" office:value="1.28849" calcext:value-type="float">
            <text:p>1.28849</text:p>
          </table:table-cell>
          <table:table-cell office:value-type="float" office:value="47.3517" calcext:value-type="float">
            <text:p>47.3517</text:p>
          </table:table-cell>
          <table:table-cell office:value-type="float" office:value="-75.7293" calcext:value-type="float">
            <text:p>-75.7293</text:p>
          </table:table-cell>
          <table:table-cell office:value-type="float" office:value="-84.2849" calcext:value-type="float">
            <text:p>-84.2849</text:p>
          </table:table-cell>
          <table:table-cell office:value-type="float" office:value="-75.7425" calcext:value-type="float">
            <text:p>-75.7425</text:p>
          </table:table-cell>
          <table:table-cell office:value-type="float" office:value="-50.9833" calcext:value-type="float">
            <text:p>-50.9833</text:p>
          </table:table-cell>
          <table:table-cell office:value-type="float" office:value="485" calcext:value-type="float">
            <text:p>485</text:p>
          </table:table-cell>
          <table:table-cell office:value-type="float" office:value="103.966" calcext:value-type="float">
            <text:p>103.966</text:p>
          </table:table-cell>
          <table:table-cell office:value-type="float" office:value="-61.1356" calcext:value-type="float">
            <text:p>-61.1356</text:p>
          </table:table-cell>
          <table:table-cell office:value-type="float" office:value="71.4953" calcext:value-type="float">
            <text:p>71.4953</text:p>
          </table:table-cell>
          <table:table-cell office:value-type="float" office:value="14.1468" calcext:value-type="float">
            <text:p>14.1468</text:p>
          </table:table-cell>
          <table:table-cell office:value-type="float" office:value="9.78933" calcext:value-type="float">
            <text:p>9.78933</text:p>
          </table:table-cell>
          <table:table-cell office:value-type="float" office:value="5.32221" calcext:value-type="float">
            <text:p>5.32221</text:p>
          </table:table-cell>
          <table:table-cell office:value-type="float" office:value="4.89464" calcext:value-type="float">
            <text:p>4.89464</text:p>
          </table:table-cell>
          <table:table-cell office:value-type="float" office:value="-7.10187" calcext:value-type="float">
            <text:p>-7.10187</text:p>
          </table:table-cell>
          <table:table-cell office:value-type="float" office:value="-61.1356" calcext:value-type="float">
            <text:p>-61.1356</text:p>
          </table:table-cell>
          <table:table-cell office:value-type="float" office:value="68.1055" calcext:value-type="float">
            <text:p>68.1055</text:p>
          </table:table-cell>
          <table:table-cell office:value-type="float" office:value="15.2791" calcext:value-type="float">
            <text:p>15.2791</text:p>
          </table:table-cell>
          <table:table-cell office:value-type="float" office:value="1.28849" calcext:value-type="float">
            <text:p>1.28849</text:p>
          </table:table-cell>
          <table:table-cell office:value-type="float" office:value="9.65757" calcext:value-type="float">
            <text:p>9.65757</text:p>
          </table:table-cell>
          <table:table-cell office:value-type="float" office:value="4.86458" calcext:value-type="float">
            <text:p>4.86458</text:p>
          </table:table-cell>
          <table:table-cell office:value-type="float" office:value="4.38616" calcext:value-type="float">
            <text:p>4.38616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1" calcext:value-type="float">
            <text:p>1</text:p>
          </table:table-cell>
          <table:table-cell office:value-type="float" office:value="-61.1356" calcext:value-type="float">
            <text:p>-61.1356</text:p>
          </table:table-cell>
          <table:table-cell office:value-type="float" office:value="66.6024" calcext:value-type="float">
            <text:p>66.6024</text:p>
          </table:table-cell>
          <table:table-cell office:value-type="float" office:value="18.8408" calcext:value-type="float">
            <text:p>18.8408</text:p>
          </table:table-cell>
          <table:table-cell office:value-type="float" office:value="9.4667" calcext:value-type="float">
            <text:p>9.4667</text:p>
          </table:table-cell>
          <table:table-cell office:value-type="float" office:value="4.66166" calcext:value-type="float">
            <text:p>4.66166</text:p>
          </table:table-cell>
          <table:table-cell office:value-type="float" office:value="4.1607" calcext:value-type="float">
            <text:p>4.1607</text:p>
          </table:table-cell>
          <table:table-cell office:value-type="string" calcext:value-type="string">
            <text:p>design_263</text:p>
          </table:table-cell>
          <table:table-cell office:value-type="float" office:value="-33.3016" calcext:value-type="float">
            <text:p>-33.3016</text:p>
          </table:table-cell>
          <table:table-cell office:value-type="float" office:value="0.0643" calcext:value-type="float">
            <text:p>0.0643</text:p>
          </table:table-cell>
          <table:table-cell office:value-type="float" office:value="23.135" calcext:value-type="float">
            <text:p>23.135</text:p>
          </table:table-cell>
          <table:table-cell office:value-type="float" office:value="-8.5424" calcext:value-type="float">
            <text:p>-8.5424</text:p>
          </table:table-cell>
          <table:table-cell office:value-type="float" office:value="0" calcext:value-type="float">
            <text:p>0</text:p>
          </table:table-cell>
          <table:table-cell office:value-type="float" office:value="-2.848" calcext:value-type="float">
            <text:p>-2.848</text:p>
          </table:table-cell>
          <table:table-cell office:value-type="float" office:value="-11.39029" calcext:value-type="float">
            <text:p>-11.39029</text:p>
          </table:table-cell>
          <table:table-cell office:value-type="float" office:value="-867.16" calcext:value-type="float">
            <text:p>-867.16</text:p>
          </table:table-cell>
          <table:table-cell office:value-type="float" office:value="4.8929" calcext:value-type="float">
            <text:p>4.8929</text:p>
          </table:table-cell>
          <table:table-cell office:value-type="float" office:value="0.32263" calcext:value-type="float">
            <text:p>0.32263</text:p>
          </table:table-cell>
          <table:table-cell office:value-type="float" office:value="-4.694" calcext:value-type="float">
            <text:p>-4.694</text:p>
          </table:table-cell>
          <table:table-cell office:value-type="float" office:value="0.73394" calcext:value-type="float">
            <text:p>0.73394</text:p>
          </table:table-cell>
        </table:table-row>
        <table:table-row table:style-name="ro2">
          <table:table-cell office:value-type="string" calcext:value-type="string">
            <text:p>LLLLFILLAVLLTLLLSLILI</text:p>
          </table:table-cell>
          <table:table-cell office:value-type="float" office:value="30780.3333333333" calcext:value-type="float">
            <text:p>30780.3333333333</text:p>
          </table:table-cell>
          <table:table-cell table:style-name="ce3" office:value-type="float" office:value="57496.0384847748" calcext:value-type="float">
            <text:p>57496.0384847748</text:p>
          </table:table-cell>
          <table:table-cell office:value-type="string" calcext:value-type="string">
            <text:p>ala</text:p>
          </table:table-cell>
          <table:table-cell office:value-type="float" office:value="1.03E+020" calcext:value-type="float">
            <text:p>1.03E+020</text:p>
          </table:table-cell>
          <table:table-cell office:value-type="float" office:value="1.1E+016" calcext:value-type="float">
            <text:p>1.1E+016</text:p>
          </table:table-cell>
          <table:table-cell office:value-type="string" calcext:value-type="string">
            <text:p>AA--FI-LAV-LT-LLS-A--</text:p>
          </table:table-cell>
          <table:table-cell office:value-type="float" office:value="1678400000" calcext:value-type="float">
            <text:p>1678400000</text:p>
          </table:table-cell>
          <table:table-cell office:value-type="float" office:value="0.86" calcext:value-type="float">
            <text:p>0.86</text:p>
          </table:table-cell>
          <table:table-cell office:value-type="float" office:value="247.232" calcext:value-type="float">
            <text:p>247.232</text:p>
          </table:table-cell>
          <table:table-cell office:value-type="float" office:value="-369.008" calcext:value-type="float">
            <text:p>-369.008</text:p>
          </table:table-cell>
          <table:table-cell office:value-type="float" office:value="-121.776" calcext:value-type="float">
            <text:p>-121.776</text:p>
          </table:table-cell>
          <table:table-cell office:value-type="float" office:value="-74.281" calcext:value-type="float">
            <text:p>-74.281</text:p>
          </table:table-cell>
          <table:table-cell table:number-columns-repeated="2" office:value-type="float" office:value="-74.2255" calcext:value-type="float">
            <text:p>-74.2255</text:p>
          </table:table-cell>
          <table:table-cell office:value-type="float" office:value="-74.281" calcext:value-type="float">
            <text:p>-74.281</text:p>
          </table:table-cell>
          <table:table-cell office:value-type="float" office:value="-225.392" calcext:value-type="float">
            <text:p>-225.392</text:p>
          </table:table-cell>
          <table:table-cell office:value-type="float" office:value="-226.617" calcext:value-type="float">
            <text:p>-226.617</text:p>
          </table:table-cell>
          <table:table-cell office:value-type="float" office:value="-225.766" calcext:value-type="float">
            <text:p>-225.766</text:p>
          </table:table-cell>
          <table:table-cell office:value-type="float" office:value="-245.102" calcext:value-type="float">
            <text:p>-245.102</text:p>
          </table:table-cell>
          <table:table-cell office:value-type="float" office:value="-363.221" calcext:value-type="float">
            <text:p>-363.221</text:p>
          </table:table-cell>
          <table:table-cell office:value-type="float" office:value="4087.37" calcext:value-type="float">
            <text:p>4087.37</text:p>
          </table:table-cell>
          <table:table-cell office:value-type="float" office:value="3369.78" calcext:value-type="float">
            <text:p>3369.78</text:p>
          </table:table-cell>
          <table:table-cell office:value-type="float" office:value="3336.84" calcext:value-type="float">
            <text:p>3336.84</text:p>
          </table:table-cell>
          <table:table-cell office:value-type="float" office:value="41.3623" calcext:value-type="float">
            <text:p>41.3623</text:p>
          </table:table-cell>
          <table:table-cell office:value-type="float" office:value="0.000923933" calcext:value-type="float">
            <text:p>0.000923933</text:p>
          </table:table-cell>
          <table:table-cell office:value-type="float" office:value="-10.64" calcext:value-type="float">
            <text:p>-10.64</text:p>
          </table:table-cell>
          <table:table-cell office:value-type="float" office:value="-10.1156" calcext:value-type="float">
            <text:p>-10.1156</text:p>
          </table:table-cell>
          <table:table-cell office:value-type="float" office:value="-80.4141" calcext:value-type="float">
            <text:p>-80.4141</text:p>
          </table:table-cell>
          <table:table-cell office:value-type="float" office:value="-69.3346" calcext:value-type="float">
            <text:p>-69.3346</text:p>
          </table:table-cell>
          <table:table-cell office:value-type="float" office:value="-73.0189" calcext:value-type="float">
            <text:p>-73.0189</text:p>
          </table:table-cell>
          <table:table-cell office:value-type="float" office:value="-73.3457" calcext:value-type="float">
            <text:p>-73.3457</text:p>
          </table:table-cell>
          <table:table-cell office:value-type="float" office:value="-43.8383" calcext:value-type="float">
            <text:p>-43.8383</text:p>
          </table:table-cell>
          <table:table-cell office:value-type="float" office:value="492" calcext:value-type="float">
            <text:p>492</text:p>
          </table:table-cell>
          <table:table-cell office:value-type="float" office:value="431.524" calcext:value-type="float">
            <text:p>431.524</text:p>
          </table:table-cell>
          <table:table-cell office:value-type="float" office:value="-60.6709" calcext:value-type="float">
            <text:p>-60.6709</text:p>
          </table:table-cell>
          <table:table-cell office:value-type="float" office:value="76.9722" calcext:value-type="float">
            <text:p>76.9722</text:p>
          </table:table-cell>
          <table:table-cell office:value-type="float" office:value="15.7587" calcext:value-type="float">
            <text:p>15.7587</text:p>
          </table:table-cell>
          <table:table-cell office:value-type="float" office:value="9.67165" calcext:value-type="float">
            <text:p>9.67165</text:p>
          </table:table-cell>
          <table:table-cell office:value-type="float" office:value="5.99189" calcext:value-type="float">
            <text:p>5.99189</text:p>
          </table:table-cell>
          <table:table-cell office:value-type="float" office:value="5.64647" calcext:value-type="float">
            <text:p>5.64647</text:p>
          </table:table-cell>
          <table:table-cell office:value-type="float" office:value="-9.7861" calcext:value-type="float">
            <text:p>-9.7861</text:p>
          </table:table-cell>
          <table:table-cell office:value-type="float" office:value="-60.6709" calcext:value-type="float">
            <text:p>-60.6709</text:p>
          </table:table-cell>
          <table:table-cell office:value-type="float" office:value="75.8638" calcext:value-type="float">
            <text:p>75.8638</text:p>
          </table:table-cell>
          <table:table-cell office:value-type="float" office:value="16.2069" calcext:value-type="float">
            <text:p>16.2069</text:p>
          </table:table-cell>
          <table:table-cell office:value-type="float" office:value="-10.1156" calcext:value-type="float">
            <text:p>-10.1156</text:p>
          </table:table-cell>
          <table:table-cell office:value-type="float" office:value="9.63234" calcext:value-type="float">
            <text:p>9.63234</text:p>
          </table:table-cell>
          <table:table-cell office:value-type="float" office:value="5.84225" calcext:value-type="float">
            <text:p>5.84225</text:p>
          </table:table-cell>
          <table:table-cell office:value-type="float" office:value="5.48021" calcext:value-type="float">
            <text:p>5.48021</text:p>
          </table:table-cell>
          <table:table-cell office:value-type="float" office:value="-5.78676" calcext:value-type="float">
            <text:p>-5.78676</text:p>
          </table:table-cell>
          <table:table-cell office:value-type="float" office:value="4" calcext:value-type="float">
            <text:p>4</text:p>
          </table:table-cell>
          <table:table-cell office:value-type="float" office:value="-60.6709" calcext:value-type="float">
            <text:p>-60.6709</text:p>
          </table:table-cell>
          <table:table-cell office:value-type="float" office:value="65.7431" calcext:value-type="float">
            <text:p>65.7431</text:p>
          </table:table-cell>
          <table:table-cell office:value-type="float" office:value="20.4901" calcext:value-type="float">
            <text:p>20.4901</text:p>
          </table:table-cell>
          <table:table-cell office:value-type="float" office:value="9.5" calcext:value-type="float">
            <text:p>9.5</text:p>
          </table:table-cell>
          <table:table-cell office:value-type="float" office:value="4.47595" calcext:value-type="float">
            <text:p>4.47595</text:p>
          </table:table-cell>
          <table:table-cell office:value-type="float" office:value="3.9621" calcext:value-type="float">
            <text:p>3.9621</text:p>
          </table:table-cell>
          <table:table-cell office:value-type="string" calcext:value-type="string">
            <text:p>design_678</text:p>
          </table:table-cell>
          <table:table-cell office:value-type="float" office:value="-29.1806" calcext:value-type="float">
            <text:p>-29.1806</text:p>
          </table:table-cell>
          <table:table-cell office:value-type="float" office:value="0.0555" calcext:value-type="float">
            <text:p>0.0555</text:p>
          </table:table-cell>
          <table:table-cell office:value-type="float" office:value="18.485" calcext:value-type="float">
            <text:p>18.485</text:p>
          </table:table-cell>
          <table:table-cell office:value-type="float" office:value="0.3268" calcext:value-type="float">
            <text:p>0.3268</text:p>
          </table:table-cell>
          <table:table-cell office:value-type="float" office:value="0" calcext:value-type="float">
            <text:p>0</text:p>
          </table:table-cell>
          <table:table-cell office:value-type="float" office:value="-0.851" calcext:value-type="float">
            <text:p>-0.851</text:p>
          </table:table-cell>
          <table:table-cell office:value-type="float" office:value="-0.5244" calcext:value-type="float">
            <text:p>-0.5244</text:p>
          </table:table-cell>
          <table:table-cell office:value-type="float" office:value="-717.59" calcext:value-type="float">
            <text:p>-717.59</text:p>
          </table:table-cell>
          <table:table-cell office:value-type="float" office:value="11.2291" calcext:value-type="float">
            <text:p>11.2291</text:p>
          </table:table-cell>
          <table:table-cell office:value-type="float" office:value="0.17165" calcext:value-type="float">
            <text:p>0.17165</text:p>
          </table:table-cell>
          <table:table-cell office:value-type="float" office:value="-4.7314" calcext:value-type="float">
            <text:p>-4.7314</text:p>
          </table:table-cell>
          <table:table-cell office:value-type="float" office:value="1.68437" calcext:value-type="float">
            <text:p>1.68437</text:p>
          </table:table-cell>
        </table:table-row>
        <table:table-row table:style-name="ro2">
          <table:table-cell office:value-type="string" calcext:value-type="string">
            <text:p>LLLFSLLLLLVALLLTLLILI</text:p>
          </table:table-cell>
          <table:table-cell office:value-type="float" office:value="37505.3333333333" calcext:value-type="float">
            <text:p>37505.3333333333</text:p>
          </table:table-cell>
          <table:table-cell table:style-name="ce3" office:value-type="float" office:value="72697.9280901906" calcext:value-type="float">
            <text:p>72697.9280901906</text:p>
          </table:table-cell>
          <table:table-cell office:value-type="string" calcext:value-type="string">
            <text:p>ala</text:p>
          </table:table-cell>
          <table:table-cell office:value-type="float" office:value="1.3E+019" calcext:value-type="float">
            <text:p>1.3E+019</text:p>
          </table:table-cell>
          <table:table-cell office:value-type="float" office:value="1.1E+017" calcext:value-type="float">
            <text:p>1.1E+017</text:p>
          </table:table-cell>
          <table:table-cell office:value-type="string" calcext:value-type="string">
            <text:p>AA-FS--LL-VA--LT-LA--</text:p>
          </table:table-cell>
          <table:table-cell office:value-type="float" office:value="1678400000" calcext:value-type="float">
            <text:p>1678400000</text:p>
          </table:table-cell>
          <table:table-cell office:value-type="float" office:value="0.9" calcext:value-type="float">
            <text:p>0.9</text:p>
          </table:table-cell>
          <table:table-cell office:value-type="float" office:value="249.942" calcext:value-type="float">
            <text:p>249.942</text:p>
          </table:table-cell>
          <table:table-cell office:value-type="float" office:value="-366.729" calcext:value-type="float">
            <text:p>-366.729</text:p>
          </table:table-cell>
          <table:table-cell office:value-type="float" office:value="-116.787" calcext:value-type="float">
            <text:p>-116.787</text:p>
          </table:table-cell>
          <table:table-cell office:value-type="float" office:value="-65.8128" calcext:value-type="float">
            <text:p>-65.8128</text:p>
          </table:table-cell>
          <table:table-cell office:value-type="float" office:value="-66.7175" calcext:value-type="float">
            <text:p>-66.7175</text:p>
          </table:table-cell>
          <table:table-cell office:value-type="float" office:value="-66.9005" calcext:value-type="float">
            <text:p>-66.9005</text:p>
          </table:table-cell>
          <table:table-cell office:value-type="float" office:value="-58.9297" calcext:value-type="float">
            <text:p>-58.9297</text:p>
          </table:table-cell>
          <table:table-cell office:value-type="float" office:value="-229.628" calcext:value-type="float">
            <text:p>-229.628</text:p>
          </table:table-cell>
          <table:table-cell office:value-type="float" office:value="-229.952" calcext:value-type="float">
            <text:p>-229.952</text:p>
          </table:table-cell>
          <table:table-cell office:value-type="float" office:value="-230.018" calcext:value-type="float">
            <text:p>-230.018</text:p>
          </table:table-cell>
          <table:table-cell office:value-type="float" office:value="-252.478" calcext:value-type="float">
            <text:p>-252.478</text:p>
          </table:table-cell>
          <table:table-cell office:value-type="float" office:value="-358.724" calcext:value-type="float">
            <text:p>-358.724</text:p>
          </table:table-cell>
          <table:table-cell office:value-type="float" office:value="4108.04" calcext:value-type="float">
            <text:p>4108.04</text:p>
          </table:table-cell>
          <table:table-cell office:value-type="float" office:value="3472.24" calcext:value-type="float">
            <text:p>3472.24</text:p>
          </table:table-cell>
          <table:table-cell office:value-type="float" office:value="3495.75" calcext:value-type="float">
            <text:p>3495.75</text:p>
          </table:table-cell>
          <table:table-cell office:value-type="float" office:value="44.5741" calcext:value-type="float">
            <text:p>44.5741</text:p>
          </table:table-cell>
          <table:table-cell office:value-type="float" office:value="0.000537052" calcext:value-type="float">
            <text:p>0.000537052</text:p>
          </table:table-cell>
          <table:table-cell office:value-type="float" office:value="-11.7867" calcext:value-type="float">
            <text:p>-11.7867</text:p>
          </table:table-cell>
          <table:table-cell office:value-type="float" office:value="-11.2486" calcext:value-type="float">
            <text:p>-11.2486</text:p>
          </table:table-cell>
          <table:table-cell office:value-type="float" office:value="-72.2125" calcext:value-type="float">
            <text:p>-72.2125</text:p>
          </table:table-cell>
          <table:table-cell office:value-type="float" office:value="-71.2875" calcext:value-type="float">
            <text:p>-71.2875</text:p>
          </table:table-cell>
          <table:table-cell office:value-type="float" office:value="-73.8421" calcext:value-type="float">
            <text:p>-73.8421</text:p>
          </table:table-cell>
          <table:table-cell office:value-type="float" office:value="-73.0541" calcext:value-type="float">
            <text:p>-73.0541</text:p>
          </table:table-cell>
          <table:table-cell office:value-type="float" office:value="-47.3168" calcext:value-type="float">
            <text:p>-47.3168</text:p>
          </table:table-cell>
          <table:table-cell office:value-type="float" office:value="472" calcext:value-type="float">
            <text:p>472</text:p>
          </table:table-cell>
          <table:table-cell office:value-type="float" office:value="135.765" calcext:value-type="float">
            <text:p>135.765</text:p>
          </table:table-cell>
          <table:table-cell office:value-type="float" office:value="-106.959" calcext:value-type="float">
            <text:p>-106.959</text:p>
          </table:table-cell>
          <table:table-cell office:value-type="float" office:value="12.1263" calcext:value-type="float">
            <text:p>12.1263</text:p>
          </table:table-cell>
          <table:table-cell office:value-type="float" office:value="28.053" calcext:value-type="float">
            <text:p>28.053</text:p>
          </table:table-cell>
          <table:table-cell office:value-type="float" office:value="8.93261" calcext:value-type="float">
            <text:p>8.93261</text:p>
          </table:table-cell>
          <table:table-cell office:value-type="float" office:value="4.18092" calcext:value-type="float">
            <text:p>4.18092</text:p>
          </table:table-cell>
          <table:table-cell office:value-type="float" office:value="2.86281" calcext:value-type="float">
            <text:p>2.86281</text:p>
          </table:table-cell>
          <table:table-cell office:value-type="float" office:value="-11.0215" calcext:value-type="float">
            <text:p>-11.0215</text:p>
          </table:table-cell>
          <table:table-cell office:value-type="float" office:value="-106.959" calcext:value-type="float">
            <text:p>-106.959</text:p>
          </table:table-cell>
          <table:table-cell office:value-type="float" office:value="11.5742" calcext:value-type="float">
            <text:p>11.5742</text:p>
          </table:table-cell>
          <table:table-cell office:value-type="float" office:value="28" calcext:value-type="float">
            <text:p>28</text:p>
          </table:table-cell>
          <table:table-cell office:value-type="float" office:value="-11.2486" calcext:value-type="float">
            <text:p>-11.2486</text:p>
          </table:table-cell>
          <table:table-cell office:value-type="float" office:value="9.0662" calcext:value-type="float">
            <text:p>9.0662</text:p>
          </table:table-cell>
          <table:table-cell office:value-type="float" office:value="4.10639" calcext:value-type="float">
            <text:p>4.10639</text:p>
          </table:table-cell>
          <table:table-cell office:value-type="float" office:value="2.78" calcext:value-type="float">
            <text:p>2.78</text:p>
          </table:table-cell>
          <table:table-cell office:value-type="float" office:value="-8.00413" calcext:value-type="float">
            <text:p>-8.00413</text:p>
          </table:table-cell>
          <table:table-cell office:value-type="float" office:value="0" calcext:value-type="float">
            <text:p>0</text:p>
          </table:table-cell>
          <table:table-cell office:value-type="float" office:value="-106.959" calcext:value-type="float">
            <text:p>-106.959</text:p>
          </table:table-cell>
          <table:table-cell office:value-type="float" office:value="11.5742" calcext:value-type="float">
            <text:p>11.5742</text:p>
          </table:table-cell>
          <table:table-cell office:value-type="float" office:value="28" calcext:value-type="float">
            <text:p>28</text:p>
          </table:table-cell>
          <table:table-cell office:value-type="float" office:value="9.0662" calcext:value-type="float">
            <text:p>9.0662</text:p>
          </table:table-cell>
          <table:table-cell office:value-type="float" office:value="4.10639" calcext:value-type="float">
            <text:p>4.10639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design_673</text:p>
          </table:table-cell>
          <table:table-cell office:value-type="float" office:value="-26.5253" calcext:value-type="float">
            <text:p>-26.5253</text:p>
          </table:table-cell>
          <table:table-cell office:value-type="float" office:value="-7.7878" calcext:value-type="float">
            <text:p>-7.7878</text:p>
          </table:table-cell>
          <table:table-cell office:value-type="float" office:value="22.526" calcext:value-type="float">
            <text:p>22.526</text:p>
          </table:table-cell>
          <table:table-cell office:value-type="float" office:value="-0.788" calcext:value-type="float">
            <text:p>-0.788</text:p>
          </table:table-cell>
          <table:table-cell office:value-type="float" office:value="0.183" calcext:value-type="float">
            <text:p>0.183</text:p>
          </table:table-cell>
          <table:table-cell office:value-type="float" office:value="0.066" calcext:value-type="float">
            <text:p>0.066</text:p>
          </table:table-cell>
          <table:table-cell office:value-type="float" office:value="-0.5381" calcext:value-type="float">
            <text:p>-0.5381</text:p>
          </table:table-cell>
          <table:table-cell office:value-type="float" office:value="-635.8" calcext:value-type="float">
            <text:p>-635.8</text:p>
          </table:table-cell>
          <table:table-cell office:value-type="float" office:value="0.5521" calcext:value-type="float">
            <text:p>0.5521</text:p>
          </table:table-cell>
          <table:table-cell office:value-type="float" office:value="-0.13359" calcext:value-type="float">
            <text:p>-0.1335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8281" calcext:value-type="float">
            <text:p>0.082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10:00:39.100823664</meta:creation-date>
    <dc:date>2023-08-22T09:54:12.574242930</dc:date>
    <meta:editing-duration>PT15M23S</meta:editing-duration>
    <meta:editing-cycles>2</meta:editing-cycles>
    <meta:generator>LibreOffice/7.3.7.2$Linux_X86_64 LibreOffice_project/30$Build-2</meta:generator>
    <meta:document-statistic meta:table-count="1" meta:cell-count="120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01cm" svg:y="0.316cm" chart:style-name="ch2">
          <text:p>Right</text:p>
        </chart:title>
        <chart:legend chart:legend-position="end" svg:x="10.29cm" svg:y="3.952cm" style:legend-expansion="high" chart:style-name="ch3"/>
        <chart:plot-area chart:style-name="ch4" table:cell-range-address="Sheet1.B25:Sheet1.C31 Sheet1.C24:Sheet1.C24" chart:data-source-has-labels="row" svg:x="1.331cm" svg:y="1.275cm" svg:width="8.639cm" svg:height="6.564cm">
          <chart:coordinate-region svg:x="2.693cm" svg:y="1.474cm" svg:width="6.812cm" svg:height="5.718cm"/>
          <chart:axis chart:dimension="x" chart:name="primary-x" chart:style-name="ch5">
            <chart:title svg:x="4.706cm" svg:y="8.019cm" chart:style-name="ch6">
              <text:p>TOXGREEN</text:p>
            </chart:title>
          </chart:axis>
          <chart:axis chart:dimension="y" chart:name="primary-y" chart:style-name="ch7">
            <chart:title svg:x="0.451cm" svg:y="6.175cm" chart:style-name="ch8">
              <text:p>CHIP2 Reconstructed</text:p>
            </chart:title>
            <chart:grid chart:style-name="ch9" chart:class="major"/>
          </chart:axis>
          <chart:series chart:style-name="ch10" chart:values-cell-range-address="Sheet1.C25:Sheet1.C31" chart:label-cell-address="Sheet1.C24:Sheet1.C24" chart:class="chart:scatter">
            <chart:domain table:cell-range-address="Sheet1.B25:Sheet1.B31"/>
            <chart:regression-curve chart:style-name="ch11">
              <chart:equation chart:display-equation="true" chart:display-r-square="true" svg:x="8.09cm" svg:y="1.302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ight Reconstructed</text:p>
                <draw:g>
                  <svg:desc>Sheet1.C24:Sheet1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64">
                <text:p>51264</text:p>
                <draw:g>
                  <svg:desc>Sheet1.B25:Sheet1.B31</svg:desc>
                </draw:g>
              </table:table-cell>
              <table:table-cell office:value-type="float" office:value="99291.3868613138">
                <text:p>99291.3868613138</text:p>
                <draw:g>
                  <svg:desc>Sheet1.C25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76">
                <text:p>31076</text:p>
              </table:table-cell>
              <table:table-cell office:value-type="float" office:value="36959.5912408759">
                <text:p>36959.5912408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97">
                <text:p>36197</text:p>
              </table:table-cell>
              <table:table-cell office:value-type="float" office:value="53111.4744525547">
                <text:p>53111.4744525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13">
                <text:p>55313</text:p>
              </table:table-cell>
              <table:table-cell office:value-type="float" office:value="95272.204379562">
                <text:p>95272.204379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18.6666666667">
                <text:p>31418.6666666667</text:p>
              </table:table-cell>
              <table:table-cell office:value-type="float" office:value="35067.1176682678">
                <text:p>35067.1176682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285.6666666667">
                <text:p>35285.6666666667</text:p>
              </table:table-cell>
              <table:table-cell office:value-type="float" office:value="59962.2204833056">
                <text:p>59962.220483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424">
                <text:p>31424</text:p>
              </table:table-cell>
              <table:table-cell office:value-type="float" office:value="37896.5184766611">
                <text:p>37896.5184766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54cm" svg:y="0.316cm" chart:style-name="ch2">
          <text:p>GAS</text:p>
        </chart:title>
        <chart:legend chart:legend-position="end" svg:x="10.343cm" svg:y="3.952cm" style:legend-expansion="high" chart:style-name="ch3"/>
        <chart:plot-area chart:style-name="ch4" table:cell-range-address="Sheet1.B34:Sheet1.C42 Sheet1.C33:Sheet1.C33" chart:data-source-has-labels="row" svg:x="1.331cm" svg:y="1.275cm" svg:width="8.692cm" svg:height="6.564cm">
          <chart:coordinate-region svg:x="2.693cm" svg:y="1.474cm" svg:width="7.188cm" svg:height="5.18cm"/>
          <chart:axis chart:dimension="x" chart:name="primary-x" chart:style-name="ch5">
            <chart:title svg:x="4.733cm" svg:y="8.019cm" chart:style-name="ch6">
              <text:p>TOXGREEN</text:p>
            </chart:title>
          </chart:axis>
          <chart:axis chart:dimension="y" chart:name="primary-y" chart:style-name="ch7">
            <chart:title svg:x="0.451cm" svg:y="6.175cm" chart:style-name="ch8">
              <text:p>CHIP2 Reconstructed</text:p>
            </chart:title>
            <chart:grid chart:style-name="ch9" chart:class="major"/>
          </chart:axis>
          <chart:series chart:style-name="ch10" chart:values-cell-range-address="Sheet1.C34:Sheet1.C42" chart:label-cell-address="Sheet1.C33:Sheet1.C33" chart:class="chart:scatter">
            <chart:domain table:cell-range-address="Sheet1.B34:Sheet1.B42"/>
            <chart:regression-curve chart:style-name="ch11">
              <chart:equation chart:display-equation="true" chart:display-r-square="true" svg:x="8.09cm" svg:y="1.331cm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AS Reconstructed</text:p>
                <draw:g>
                  <svg:desc>Sheet1.C33:Sheet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64">
                <text:p>51264</text:p>
                <draw:g>
                  <svg:desc>Sheet1.B34:Sheet1.B42</svg:desc>
                </draw:g>
              </table:table-cell>
              <table:table-cell office:value-type="float" office:value="99118.2276422764">
                <text:p>99118.2276422764</text:p>
                <draw:g>
                  <svg:desc>Sheet1.C34:Sheet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76">
                <text:p>31076</text:p>
              </table:table-cell>
              <table:table-cell office:value-type="float" office:value="31231.7235772358">
                <text:p>31231.7235772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97">
                <text:p>36197</text:p>
              </table:table-cell>
              <table:table-cell office:value-type="float" office:value="57617.0650406504">
                <text:p>57617.0650406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13">
                <text:p>55313</text:p>
              </table:table-cell>
              <table:table-cell office:value-type="float" office:value="94568.7723577236">
                <text:p>94568.7723577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898.3333333333">
                <text:p>31898.3333333333</text:p>
              </table:table-cell>
              <table:table-cell office:value-type="float" office:value="36915.6937009792">
                <text:p>36915.6937009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43.3333333333">
                <text:p>24843.3333333333</text:p>
              </table:table-cell>
              <table:table-cell office:value-type="float" office:value="36838.5753767486">
                <text:p>36838.5753767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55.6666666667">
                <text:p>34655.6666666667</text:p>
              </table:table-cell>
              <table:table-cell office:value-type="float" office:value="47399.3948115602">
                <text:p>47399.3948115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20">
                <text:p>35220</text:p>
              </table:table-cell>
              <table:table-cell office:value-type="float" office:value="47734.5802221317">
                <text:p>47734.5802221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062.3333333333">
                <text:p>51062.3333333333</text:p>
              </table:table-cell>
              <table:table-cell office:value-type="float" office:value="88200.3750312679">
                <text:p>88200.37503126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46cm" svg:y="0.316cm" chart:style-name="ch2">
          <text:p>Left</text:p>
        </chart:title>
        <chart:legend chart:legend-position="end" svg:x="10.502cm" svg:y="3.952cm" style:legend-expansion="high" chart:style-name="ch3"/>
        <chart:plot-area chart:style-name="ch4" table:cell-range-address="Sheet1.B45:Sheet1.C51 Sheet1.C44:Sheet1.C44" chart:data-source-has-labels="row" svg:x="1.331cm" svg:y="1.275cm" svg:width="8.851cm" svg:height="6.564cm">
          <chart:coordinate-region svg:x="2.693cm" svg:y="1.474cm" svg:width="7.024cm" svg:height="5.718cm"/>
          <chart:axis chart:dimension="x" chart:name="primary-x" chart:style-name="ch5">
            <chart:title svg:x="4.812cm" svg:y="8.019cm" chart:style-name="ch6">
              <text:p>TOXGREEN</text:p>
            </chart:title>
          </chart:axis>
          <chart:axis chart:dimension="y" chart:name="primary-y" chart:style-name="ch7">
            <chart:title svg:x="0.451cm" svg:y="6.215cm" chart:style-name="ch8">
              <text:p>CHIP2 Reconstruction</text:p>
            </chart:title>
            <chart:grid chart:style-name="ch9" chart:class="major"/>
          </chart:axis>
          <chart:series chart:style-name="ch10" chart:values-cell-range-address="Sheet1.C45:Sheet1.C51" chart:label-cell-address="Sheet1.C44:Sheet1.C44" chart:class="chart:scatter">
            <chart:domain table:cell-range-address="Sheet1.B45:Sheet1.B51"/>
            <chart:regression-curve chart:style-name="ch11">
              <chart:equation chart:display-equation="true" chart:display-r-square="true" svg:x="8.09cm" svg:y="2.471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eft Reconstructed</text:p>
                <draw:g>
                  <svg:desc>Sheet1.C44:Sheet1.C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64">
                <text:p>51264</text:p>
                <draw:g>
                  <svg:desc>Sheet1.B45:Sheet1.B51</svg:desc>
                </draw:g>
              </table:table-cell>
              <table:table-cell office:value-type="float" office:value="96472.9794933655">
                <text:p>96472.9794933655</text:p>
                <draw:g>
                  <svg:desc>Sheet1.C45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76">
                <text:p>31076</text:p>
              </table:table-cell>
              <table:table-cell office:value-type="float" office:value="37419.252110977">
                <text:p>37419.252110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97">
                <text:p>36197</text:p>
              </table:table-cell>
              <table:table-cell office:value-type="float" office:value="56076.2967430639">
                <text:p>56076.2967430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13">
                <text:p>55313</text:p>
              </table:table-cell>
              <table:table-cell office:value-type="float" office:value="100198.142340169">
                <text:p>100198.142340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97.3333333333">
                <text:p>32897.3333333333</text:p>
              </table:table-cell>
              <table:table-cell office:value-type="float" office:value="37659.5875736278">
                <text:p>37659.5875736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80.3333333333">
                <text:p>30780.3333333333</text:p>
              </table:table-cell>
              <table:table-cell office:value-type="float" office:value="57496.0384847748">
                <text:p>57496.0384847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05.3333333333">
                <text:p>37505.3333333333</text:p>
              </table:table-cell>
              <table:table-cell office:value-type="float" office:value="72697.9280901906">
                <text:p>72697.92809019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